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054acfe" officeooo:paragraph-rsid="0054acfe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200%"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0555115" officeooo:paragraph-rsid="00555115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200%" fo:text-align="start" style:justify-single-word="false"/>
      <style:text-properties style:font-name="Times New Roman" fo:font-size="12pt" style:text-underline-style="solid" style:text-underline-width="auto" style:text-underline-color="font-color" officeooo:rsid="00112957" officeooo:paragraph-rsid="001f5d24" style:font-size-asian="12pt" style:font-size-complex="12pt"/>
    </style:style>
    <style:style style:name="P4" style:family="paragraph" style:parent-style-name="Standard">
      <style:paragraph-properties fo:line-height="200%" fo:text-align="start" style:justify-single-word="false"/>
      <style:text-properties style:font-name="Times New Roman" fo:font-size="12pt" fo:font-weight="normal" officeooo:rsid="00552abc" officeooo:paragraph-rsid="00552abc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200%" fo:text-align="start" style:justify-single-word="false"/>
      <style:text-properties style:font-name="Times New Roman" fo:font-size="12pt" fo:font-weight="normal" officeooo:rsid="00552abc" officeooo:paragraph-rsid="0054acfe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200%" fo:text-align="start" style:justify-single-word="false"/>
      <style:text-properties style:font-name="Times New Roman" fo:font-size="12pt" officeooo:paragraph-rsid="00793574" style:font-size-asian="12pt" style:font-size-complex="12pt"/>
    </style:style>
    <style:style style:name="P7" style:family="paragraph" style:parent-style-name="Standard">
      <style:paragraph-properties fo:line-height="200%" fo:text-align="start" style:justify-single-word="false"/>
      <style:text-properties style:font-name="Times New Roman" fo:font-size="12pt" officeooo:paragraph-rsid="007fb14d" style:font-size-asian="12pt" style:font-size-complex="12pt"/>
    </style:style>
    <style:style style:name="P8" style:family="paragraph" style:parent-style-name="Standard">
      <style:paragraph-properties fo:line-height="200%" fo:text-align="start" style:justify-single-word="false"/>
      <style:text-properties style:font-name="Times New Roman" fo:font-size="12pt" officeooo:paragraph-rsid="00816865" style:font-size-asian="12pt" style:font-size-complex="12pt"/>
    </style:style>
    <style:style style:name="P9" style:family="paragraph" style:parent-style-name="Standard">
      <style:paragraph-properties fo:line-height="200%" fo:text-align="start" style:justify-single-word="false"/>
      <style:text-properties style:font-name="Times New Roman" fo:font-size="12pt" officeooo:paragraph-rsid="00934387" style:font-size-asian="12pt" style:font-size-complex="12pt"/>
    </style:style>
    <style:style style:name="P10" style:family="paragraph" style:parent-style-name="Standard">
      <style:paragraph-properties fo:line-height="200%" fo:text-align="start" style:justify-single-word="false"/>
      <style:text-properties style:font-name="Times New Roman" fo:font-size="12pt" officeooo:paragraph-rsid="009a7dcb" style:font-size-asian="12pt" style:font-size-complex="12pt"/>
    </style:style>
    <style:style style:name="P11" style:family="paragraph" style:parent-style-name="Standard">
      <style:paragraph-properties fo:line-height="200%" fo:text-align="start" style:justify-single-word="false"/>
      <style:text-properties style:font-name="Times New Roman" fo:font-size="12pt" officeooo:paragraph-rsid="0054acfe" style:font-size-asian="12pt" style:font-size-complex="12pt"/>
    </style:style>
    <style:style style:name="P12" style:family="paragraph" style:parent-style-name="Standard">
      <style:paragraph-properties fo:line-height="200%" fo:text-align="start" style:justify-single-word="false"/>
      <style:text-properties style:font-name="Times New Roman" fo:font-size="12pt" officeooo:paragraph-rsid="0015f6ae" style:font-size-asian="12pt" style:font-size-complex="12pt"/>
    </style:style>
    <style:style style:name="P13" style:family="paragraph" style:parent-style-name="Standard">
      <style:paragraph-properties fo:line-height="200%" fo:text-align="start" style:justify-single-word="false"/>
      <style:text-properties style:font-name="Times New Roman" fo:font-size="12pt" officeooo:paragraph-rsid="0022b0d1" style:font-size-asian="12pt" style:font-size-complex="12pt"/>
    </style:style>
    <style:style style:name="P14" style:family="paragraph" style:parent-style-name="Standard">
      <style:paragraph-properties fo:line-height="200%" fo:text-align="start" style:justify-single-word="false"/>
      <style:text-properties style:font-name="Times New Roman" fo:font-size="12pt" officeooo:paragraph-rsid="00513255" style:font-size-asian="12pt" style:font-size-complex="12pt"/>
    </style:style>
    <style:style style:name="P15" style:family="paragraph" style:parent-style-name="Standard">
      <style:paragraph-properties fo:line-height="200%" fo:text-align="start" style:justify-single-word="false"/>
      <style:text-properties style:font-name="Times New Roman" fo:font-size="12pt" officeooo:paragraph-rsid="0026f8fc" style:font-size-asian="12pt" style:font-size-complex="12pt"/>
    </style:style>
    <style:style style:name="P16" style:family="paragraph" style:parent-style-name="Standard">
      <style:paragraph-properties fo:line-height="200%" fo:text-align="start" style:justify-single-word="false"/>
      <style:text-properties style:font-name="Times New Roman" fo:font-size="12pt" officeooo:paragraph-rsid="00376b3f" style:font-size-asian="12pt" style:font-size-complex="12pt"/>
    </style:style>
    <style:style style:name="P17" style:family="paragraph" style:parent-style-name="Standard">
      <style:paragraph-properties fo:line-height="200%" fo:text-align="start" style:justify-single-word="false"/>
      <style:text-properties style:font-name="Times New Roman" fo:font-size="12pt" style:text-underline-style="none" fo:font-weight="normal" officeooo:rsid="00552abc" officeooo:paragraph-rsid="00552abc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line-height="200%" fo:text-align="start" style:justify-single-word="false"/>
      <style:text-properties style:font-name="Times New Roman" fo:font-size="12pt" style:text-underline-style="none" fo:font-weight="normal" officeooo:rsid="00956a6d" officeooo:paragraph-rsid="00956a6d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line-height="200%" fo:text-align="start" style:justify-single-word="false"/>
      <style:text-properties style:font-name="Times New Roman" fo:font-size="12pt" fo:font-weight="bold" officeooo:rsid="00112957" officeooo:paragraph-rsid="001f5d24" style:font-size-asian="12pt" style:font-weight-asian="bold" style:font-size-complex="12pt" style:font-weight-complex="bold"/>
    </style:style>
    <style:style style:name="P20" style:family="paragraph" style:parent-style-name="Standard">
      <style:paragraph-properties fo:line-height="200%" fo:text-align="start" style:justify-single-word="false"/>
      <style:text-properties style:font-name="Times New Roman" fo:font-size="12pt" fo:font-weight="bold" officeooo:rsid="00ca999d" officeooo:paragraph-rsid="00ca999d" style:font-size-asian="12pt" style:font-weight-asian="bold" style:font-size-complex="12pt" style:font-weight-complex="bold"/>
    </style:style>
    <style:style style:name="P21" style:family="paragraph" style:parent-style-name="Standard">
      <style:paragraph-properties fo:line-height="200%" fo:text-align="start" style:justify-single-word="false"/>
      <style:text-properties style:font-name="Times New Roman" fo:font-size="12pt" fo:language="pt" fo:country="BR" officeooo:paragraph-rsid="002c34e6" style:font-size-asian="12pt" style:font-size-complex="12pt"/>
    </style:style>
    <style:style style:name="P22" style:family="paragraph" style:parent-style-name="Standard">
      <style:paragraph-properties fo:line-height="200%" fo:text-align="start" style:justify-single-word="false"/>
      <style:text-properties style:font-name="Times New Roman" fo:font-size="12pt" fo:language="pt" fo:country="BR" officeooo:rsid="001f5d24" officeooo:paragraph-rsid="0025487e" style:font-size-asian="12pt" style:language-asian="pt" style:country-asian="BR" style:font-size-complex="12pt"/>
    </style:style>
    <style:style style:name="P23" style:family="paragraph" style:parent-style-name="Standard">
      <style:paragraph-properties fo:line-height="200%" fo:text-align="start" style:justify-single-word="false"/>
      <style:text-properties style:font-name="Times New Roman" fo:font-size="12pt" fo:language="pt" fo:country="BR" style:font-size-asian="12pt" style:language-asian="pt" style:country-asian="BR" style:font-size-complex="12pt"/>
    </style:style>
    <style:style style:name="P24" style:family="paragraph" style:parent-style-name="Standard">
      <style:paragraph-properties fo:line-height="200%" fo:text-align="start" style:justify-single-word="false"/>
      <style:text-properties style:font-name="Times New Roman" fo:font-size="12pt" fo:language="pt" fo:country="BR" style:text-underline-style="solid" style:text-underline-width="auto" style:text-underline-color="font-color" style:font-size-asian="12pt" style:font-size-complex="12pt"/>
    </style:style>
    <style:style style:name="P25" style:family="paragraph" style:parent-style-name="Standard">
      <style:paragraph-properties fo:line-height="200%" fo:text-align="start" style:justify-single-word="false"/>
      <style:text-properties style:font-name="Times New Roman" fo:font-size="12pt" fo:language="pt" fo:country="BR" style:text-underline-style="solid" style:text-underline-width="auto" style:text-underline-color="font-color" officeooo:paragraph-rsid="0022b0d1" style:font-size-asian="12pt" style:language-asian="pt" style:country-asian="BR" style:font-size-complex="12pt"/>
    </style:style>
    <style:style style:name="P26" style:family="paragraph" style:parent-style-name="Standard">
      <style:paragraph-properties fo:line-height="200%" fo:text-align="start" style:justify-single-word="false"/>
      <style:text-properties style:font-name="Times New Roman" fo:font-size="12pt" fo:language="pt" fo:country="BR" fo:font-weight="bold" officeooo:rsid="003a55ae" officeooo:paragraph-rsid="003a55ae" style:font-size-asian="12pt" style:language-asian="pt" style:country-asian="BR" style:font-weight-asian="bold" style:font-size-complex="12pt" style:font-weight-complex="bold"/>
    </style:style>
    <style:style style:name="P27" style:family="paragraph" style:parent-style-name="Standard">
      <style:paragraph-properties fo:line-height="200%" fo:text-align="start" style:justify-single-word="false"/>
      <style:text-properties style:font-name="Times New Roman" fo:font-size="12pt" fo:language="pt" fo:country="BR" fo:font-weight="bold" style:font-size-asian="12pt" style:language-asian="pt" style:country-asian="BR" style:font-weight-asian="bold" style:font-size-complex="12pt" style:font-weight-complex="bold"/>
    </style:style>
    <style:style style:name="P28" style:family="paragraph" style:parent-style-name="Standard">
      <style:paragraph-properties fo:line-height="200%" fo:text-align="start" style:justify-single-word="false"/>
      <style:text-properties style:text-line-through-style="none" style:text-line-through-type="none" style:font-name="Times New Roman" fo:font-size="12pt" style:text-underline-style="none" fo:font-weight="normal" officeooo:rsid="0054acfe" officeooo:paragraph-rsid="0054acfe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line-height="200%" fo:text-align="start" style:justify-single-word="false"/>
      <style:text-properties style:text-line-through-style="none" style:text-line-through-type="none" style:font-name="Times New Roman" fo:font-size="12pt" style:text-underline-style="none" fo:font-weight="normal" officeooo:rsid="009a7dcb" officeooo:paragraph-rsid="009a7dcb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line-height="200%" fo:text-align="start" style:justify-single-word="false"/>
      <style:text-properties fo:color="#000000" loext:opacity="100%" style:font-name="Times New Roman" fo:font-size="12pt" style:text-underline-style="none" fo:font-weight="normal" officeooo:rsid="00552abc" officeooo:paragraph-rsid="00552abc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line-height="200%" fo:text-align="start" style:justify-single-word="false"/>
    </style:style>
    <style:style style:name="P32" style:family="paragraph" style:parent-style-name="Standard">
      <style:paragraph-properties fo:line-height="200%" fo:text-align="start" style:justify-single-word="false"/>
      <style:text-properties officeooo:paragraph-rsid="0015f6ae"/>
    </style:style>
    <style:style style:name="P33" style:family="paragraph" style:parent-style-name="Standard">
      <style:paragraph-properties fo:line-height="200%" fo:text-align="start" style:justify-single-word="false"/>
      <style:text-properties officeooo:paragraph-rsid="00c0e986"/>
    </style:style>
    <style:style style:name="P34" style:family="paragraph" style:parent-style-name="Standard">
      <style:paragraph-properties fo:line-height="200%" fo:text-align="start" style:justify-single-word="false"/>
      <style:text-properties officeooo:paragraph-rsid="00bdfbf6"/>
    </style:style>
    <style:style style:name="P35" style:family="paragraph" style:parent-style-name="Standard">
      <style:paragraph-properties fo:line-height="200%" fo:text-align="start" style:justify-single-word="false"/>
      <style:text-properties officeooo:paragraph-rsid="00c2cd7d"/>
    </style:style>
    <style:style style:name="P36" style:family="paragraph" style:parent-style-name="Standard">
      <style:paragraph-properties fo:line-height="200%" fo:text-align="start" style:justify-single-word="false"/>
      <style:text-properties officeooo:paragraph-rsid="0051bcd1"/>
    </style:style>
    <style:style style:name="P37" style:family="paragraph" style:parent-style-name="Standard">
      <style:paragraph-properties fo:line-height="200%" fo:text-align="start" style:justify-single-word="false"/>
      <style:text-properties officeooo:paragraph-rsid="00c67084"/>
    </style:style>
    <style:style style:name="P38" style:family="paragraph" style:parent-style-name="Standard">
      <style:paragraph-properties fo:line-height="200%" fo:text-align="start" style:justify-single-word="false"/>
      <style:text-properties officeooo:paragraph-rsid="002e49b8"/>
    </style:style>
    <style:style style:name="P39" style:family="paragraph" style:parent-style-name="Standard">
      <style:paragraph-properties fo:line-height="200%" fo:text-align="start" style:justify-single-word="false"/>
      <style:text-properties fo:font-size="12pt" officeooo:paragraph-rsid="00cd5bab" style:font-size-asian="12pt" style:font-size-complex="12pt"/>
    </style:style>
    <style:style style:name="P40" style:family="paragraph" style:parent-style-name="Table">
      <style:paragraph-properties fo:line-height="200%" fo:text-align="start" style:justify-single-word="false"/>
      <style:text-properties style:font-name="Times New Roman" fo:font-size="12pt" style:font-size-asian="12pt" style:font-size-complex="12pt"/>
    </style:style>
    <style:style style:name="P41" style:family="paragraph" style:parent-style-name="Text_20_body">
      <style:paragraph-properties fo:line-height="200%" fo:text-align="start" style:justify-single-word="false"/>
      <style:text-properties style:font-name="Times New Roman" fo:font-size="12pt" officeooo:paragraph-rsid="00a4bb65" style:font-size-asian="12pt" style:font-size-complex="12pt"/>
    </style:style>
    <style:style style:name="P42" style:family="paragraph" style:parent-style-name="Text_20_body">
      <style:paragraph-properties fo:line-height="200%" fo:text-align="start" style:justify-single-word="false"/>
      <style:text-properties style:font-name="Times New Roman" fo:font-size="12pt" officeooo:paragraph-rsid="00bfe883" style:font-size-asian="12pt" style:font-size-complex="12pt"/>
    </style:style>
    <style:style style:name="P43" style:family="paragraph" style:parent-style-name="Text_20_body">
      <style:paragraph-properties fo:line-height="200%" fo:text-align="start" style:justify-single-word="false"/>
      <style:text-properties style:font-name="Times New Roman" fo:font-size="12pt" officeooo:paragraph-rsid="00b34084" style:font-size-asian="12pt" style:font-size-complex="12pt"/>
    </style:style>
    <style:style style:name="P44" style:family="paragraph" style:parent-style-name="Text_20_body">
      <style:paragraph-properties fo:line-height="200%" fo:text-align="start" style:justify-single-word="false"/>
      <style:text-properties style:font-name="Times New Roman" fo:font-size="12pt" officeooo:paragraph-rsid="00bb19b6" style:font-size-asian="12pt" style:font-size-complex="12pt"/>
    </style:style>
    <style:style style:name="P45" style:family="paragraph" style:parent-style-name="Text_20_body">
      <style:paragraph-properties fo:line-height="200%"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a4bb65" officeooo:paragraph-rsid="009f01da" style:text-blinking="false" fo:background-color="#ffffff" style:font-size-asian="12pt" style:font-weight-asian="normal" style:font-size-complex="12pt" style:font-weight-complex="normal"/>
    </style:style>
    <style:style style:name="P46" style:family="paragraph" style:parent-style-name="Text_20_body">
      <style:paragraph-properties fo:line-height="200%"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ae599b" officeooo:paragraph-rsid="009f01da" style:text-blinking="false" fo:background-color="#ffffff" style:font-size-asian="12pt" style:font-weight-asian="normal" style:font-size-complex="12pt" style:font-weight-complex="normal"/>
    </style:style>
    <style:style style:name="P47" style:family="paragraph" style:parent-style-name="Text_20_body">
      <style:paragraph-properties fo:line-height="200%" fo:text-align="start" style:justify-single-word="false"/>
      <style:text-properties officeooo:paragraph-rsid="00c80f13"/>
    </style:style>
    <style:style style:name="P48" style:family="paragraph" style:parent-style-name="Standard" style:master-page-name="Standard">
      <style:paragraph-properties fo:line-height="200%" fo:text-align="start" style:justify-single-word="false" style:page-number="auto"/>
      <style:text-properties style:font-name="Times New Roman" fo:font-size="12pt" fo:font-weight="bold" officeooo:rsid="0054acfe" officeooo:paragraph-rsid="0054acfe" style:font-size-asian="12pt" style:font-weight-asian="bold" style:font-size-complex="12pt" style:font-weight-complex="bold"/>
    </style:style>
    <style:style style:name="P49" style:family="paragraph" style:parent-style-name="Standard">
      <style:paragraph-properties fo:line-height="200%" fo:text-align="start" style:justify-single-word="false"/>
      <style:text-properties officeooo:paragraph-rsid="00e387a7"/>
    </style:style>
    <style:style style:name="P50" style:family="paragraph" style:parent-style-name="Standard">
      <style:paragraph-properties fo:line-height="200%" fo:text-align="start" style:justify-single-word="false"/>
      <style:text-properties officeooo:paragraph-rsid="00e4240b"/>
    </style:style>
    <style:style style:name="P51" style:family="paragraph" style:parent-style-name="Standard">
      <style:paragraph-properties fo:line-height="200%" fo:text-align="start" style:justify-single-word="false"/>
      <style:text-properties officeooo:paragraph-rsid="00e67991"/>
    </style:style>
    <style:style style:name="P52" style:family="paragraph" style:parent-style-name="Standard">
      <style:paragraph-properties fo:line-height="200%" fo:text-align="start" style:justify-single-word="false"/>
      <style:text-properties officeooo:paragraph-rsid="00cdb95a"/>
    </style:style>
    <style:style style:name="P5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112957"/>
    </style:style>
    <style:style style:name="T2" style:family="text">
      <style:text-properties style:font-name="Times New Roman" fo:font-size="12pt" fo:language="pt" fo:country="BR" style:font-size-asian="12pt" style:font-size-complex="12pt"/>
    </style:style>
    <style:style style:name="T3" style:family="text">
      <style:text-properties style:font-name="Times New Roman" fo:font-size="12pt" fo:language="pt" fo:country="BR" officeooo:rsid="0015f6ae" style:font-size-asian="12pt" style:font-size-complex="12pt"/>
    </style:style>
    <style:style style:name="T4" style:family="text">
      <style:text-properties style:font-name="Times New Roman" fo:font-size="12pt" fo:language="pt" fo:country="BR" officeooo:rsid="0034866e" style:font-size-asian="12pt" style:font-size-complex="12pt"/>
    </style:style>
    <style:style style:name="T5" style:family="text">
      <style:text-properties style:font-name="Times New Roman" fo:font-size="12pt" fo:language="pt" fo:country="BR" officeooo:rsid="0022b0d1" style:font-size-asian="12pt" style:font-size-complex="12pt"/>
    </style:style>
    <style:style style:name="T6" style:family="text">
      <style:text-properties style:font-name="Times New Roman" fo:font-size="12pt" fo:language="pt" fo:country="BR" officeooo:rsid="004ae4e3" style:font-size-asian="12pt" style:font-size-complex="12pt"/>
    </style:style>
    <style:style style:name="T7" style:family="text">
      <style:text-properties style:font-name="Times New Roman" fo:font-size="12pt" fo:language="pt" fo:country="BR" officeooo:rsid="00352f0d" style:font-size-asian="12pt" style:font-size-complex="12pt"/>
    </style:style>
    <style:style style:name="T8" style:family="text">
      <style:text-properties style:font-name="Times New Roman" fo:font-size="12pt" fo:language="pt" fo:country="BR" officeooo:rsid="00112957" style:font-size-asian="12pt" style:font-size-complex="12pt"/>
    </style:style>
    <style:style style:name="T9" style:family="text">
      <style:text-properties style:font-name="Times New Roman" fo:font-size="12pt" fo:language="pt" fo:country="BR" officeooo:rsid="00c0e986" style:font-size-asian="12pt" style:font-size-complex="12pt"/>
    </style:style>
    <style:style style:name="T10" style:family="text">
      <style:text-properties style:font-name="Times New Roman" fo:font-size="12pt" fo:language="pt" fo:country="BR" style:font-size-asian="12pt" style:language-asian="pt" style:country-asian="BR" style:font-size-complex="12pt"/>
    </style:style>
    <style:style style:name="T11" style:family="text">
      <style:text-properties style:font-name="Times New Roman" fo:font-size="12pt" fo:language="pt" fo:country="BR" officeooo:rsid="004c8f67" style:font-size-asian="12pt" style:language-asian="pt" style:country-asian="BR" style:font-size-complex="12pt"/>
    </style:style>
    <style:style style:name="T12" style:family="text">
      <style:text-properties style:font-name="Times New Roman" fo:font-size="12pt" fo:language="pt" fo:country="BR" officeooo:rsid="0015f6ae" style:font-size-asian="12pt" style:language-asian="pt" style:country-asian="BR" style:font-size-complex="12pt"/>
    </style:style>
    <style:style style:name="T13" style:family="text">
      <style:text-properties style:font-name="Times New Roman" fo:font-size="12pt" fo:language="pt" fo:country="BR" officeooo:rsid="0022b0d1" style:font-size-asian="12pt" style:language-asian="pt" style:country-asian="BR" style:font-size-complex="12pt"/>
    </style:style>
    <style:style style:name="T14" style:family="text">
      <style:text-properties style:font-name="Times New Roman" fo:font-size="12pt" fo:language="pt" fo:country="BR" officeooo:rsid="0017dff6" style:font-size-asian="12pt" style:language-asian="pt" style:country-asian="BR" style:font-size-complex="12pt"/>
    </style:style>
    <style:style style:name="T15" style:family="text">
      <style:text-properties style:font-name="Times New Roman" fo:font-size="12pt" fo:language="pt" fo:country="BR" officeooo:rsid="002511ea" style:font-size-asian="12pt" style:language-asian="pt" style:country-asian="BR" style:font-size-complex="12pt"/>
    </style:style>
    <style:style style:name="T16" style:family="text">
      <style:text-properties style:font-name="Times New Roman" fo:font-size="12pt" fo:language="pt" fo:country="BR" officeooo:rsid="00352f0d" style:font-size-asian="12pt" style:language-asian="pt" style:country-asian="BR" style:font-size-complex="12pt"/>
    </style:style>
    <style:style style:name="T17" style:family="text">
      <style:text-properties style:font-name="Times New Roman" fo:font-size="12pt" fo:language="pt" fo:country="BR" officeooo:rsid="0025487e" style:font-size-asian="12pt" style:language-asian="pt" style:country-asian="BR" style:font-size-complex="12pt"/>
    </style:style>
    <style:style style:name="T18" style:family="text">
      <style:text-properties style:font-name="Times New Roman" fo:font-size="12pt" fo:language="pt" fo:country="BR" officeooo:rsid="0027d6a0" style:font-size-asian="12pt" style:language-asian="pt" style:country-asian="BR" style:font-size-complex="12pt"/>
    </style:style>
    <style:style style:name="T19" style:family="text">
      <style:text-properties style:font-name="Times New Roman" fo:font-size="12pt" fo:language="pt" fo:country="BR" officeooo:rsid="00c2cd7d" style:font-size-asian="12pt" style:language-asian="pt" style:country-asian="BR" style:font-size-complex="12pt"/>
    </style:style>
    <style:style style:name="T20" style:family="text">
      <style:text-properties style:font-name="Times New Roman" fo:font-size="12pt" fo:language="pt" fo:country="BR" officeooo:rsid="003b5c8f" style:font-size-asian="12pt" style:language-asian="pt" style:country-asian="BR" style:font-size-complex="12pt"/>
    </style:style>
    <style:style style:name="T21" style:family="text">
      <style:text-properties style:font-name="Times New Roman" fo:font-size="12pt" fo:language="pt" fo:country="BR" officeooo:rsid="0019d97d" style:font-size-asian="12pt" style:language-asian="pt" style:country-asian="BR" style:font-size-complex="12pt"/>
    </style:style>
    <style:style style:name="T22" style:family="text">
      <style:text-properties style:font-name="Times New Roman" fo:font-size="12pt" fo:language="pt" fo:country="BR" officeooo:rsid="001a83c0" style:font-size-asian="12pt" style:language-asian="pt" style:country-asian="BR" style:font-size-complex="12pt"/>
    </style:style>
    <style:style style:name="T23" style:family="text">
      <style:text-properties style:font-name="Times New Roman" fo:font-size="12pt" fo:language="pt" fo:country="BR" officeooo:rsid="00c45081" style:font-size-asian="12pt" style:language-asian="pt" style:country-asian="BR" style:font-size-complex="12pt"/>
    </style:style>
    <style:style style:name="T24" style:family="text">
      <style:text-properties style:font-name="Times New Roman" fo:font-size="12pt" fo:language="pt" fo:country="BR" officeooo:rsid="00513255" style:font-size-asian="12pt" style:language-asian="pt" style:country-asian="BR" style:font-size-complex="12pt"/>
    </style:style>
    <style:style style:name="T25" style:family="text">
      <style:text-properties style:font-name="Times New Roman" fo:font-size="12pt" fo:language="pt" fo:country="BR" officeooo:rsid="00507d8f" style:font-size-asian="12pt" style:language-asian="pt" style:country-asian="BR" style:font-size-complex="12pt"/>
    </style:style>
    <style:style style:name="T26" style:family="text">
      <style:text-properties style:font-name="Times New Roman" fo:font-size="12pt" fo:language="pt" fo:country="BR" officeooo:rsid="004ff1f7" style:font-size-asian="12pt" style:language-asian="pt" style:country-asian="BR" style:font-size-complex="12pt"/>
    </style:style>
    <style:style style:name="T27" style:family="text">
      <style:text-properties style:font-name="Times New Roman" fo:font-size="12pt" fo:language="pt" fo:country="BR" officeooo:rsid="004f765d" style:font-size-asian="12pt" style:language-asian="pt" style:country-asian="BR" style:font-size-complex="12pt"/>
    </style:style>
    <style:style style:name="T28" style:family="text">
      <style:text-properties style:font-name="Times New Roman" fo:font-size="12pt" fo:language="pt" fo:country="BR" officeooo:rsid="0051bcd1" style:font-size-asian="12pt" style:language-asian="pt" style:country-asian="BR" style:font-size-complex="12pt"/>
    </style:style>
    <style:style style:name="T29" style:family="text">
      <style:text-properties style:font-name="Times New Roman" fo:font-size="12pt" fo:language="pt" fo:country="BR" officeooo:rsid="003a55ae" style:font-size-asian="12pt" style:language-asian="pt" style:country-asian="BR" style:font-size-complex="12pt"/>
    </style:style>
    <style:style style:name="T30" style:family="text">
      <style:text-properties style:font-name="Times New Roman" fo:font-size="12pt" fo:language="pt" fo:country="BR" officeooo:rsid="00c5f0d7" style:font-size-asian="12pt" style:language-asian="pt" style:country-asian="BR" style:font-size-complex="12pt"/>
    </style:style>
    <style:style style:name="T31" style:family="text">
      <style:text-properties style:font-name="Times New Roman" fo:font-size="12pt" fo:language="pt" fo:country="BR" officeooo:rsid="002c34e6" style:font-size-asian="12pt" style:language-asian="pt" style:country-asian="BR" style:font-size-complex="12pt"/>
    </style:style>
    <style:style style:name="T32" style:family="text">
      <style:text-properties style:font-name="Times New Roman" fo:font-size="12pt" fo:language="pt" fo:country="BR" officeooo:rsid="002c54ab" style:font-size-asian="12pt" style:language-asian="pt" style:country-asian="BR" style:font-size-complex="12pt"/>
    </style:style>
    <style:style style:name="T33" style:family="text">
      <style:text-properties style:font-name="Times New Roman" fo:font-size="12pt" fo:language="pt" fo:country="BR" officeooo:rsid="002d0794" style:font-size-asian="12pt" style:language-asian="pt" style:country-asian="BR" style:font-size-complex="12pt"/>
    </style:style>
    <style:style style:name="T34" style:family="text">
      <style:text-properties style:font-name="Times New Roman" fo:font-size="12pt" fo:language="pt" fo:country="BR" officeooo:rsid="0053ae50" style:font-size-asian="12pt" style:language-asian="pt" style:country-asian="BR" style:font-size-complex="12pt"/>
    </style:style>
    <style:style style:name="T35" style:family="text">
      <style:text-properties style:font-name="Times New Roman" fo:font-size="12pt" fo:language="pt" fo:country="BR" officeooo:rsid="002d0e57" style:font-size-asian="12pt" style:language-asian="pt" style:country-asian="BR" style:font-size-complex="12pt"/>
    </style:style>
    <style:style style:name="T36" style:family="text">
      <style:text-properties style:font-name="Times New Roman" fo:font-size="12pt" fo:language="pt" fo:country="BR" officeooo:rsid="002e49b8" style:font-size-asian="12pt" style:language-asian="pt" style:country-asian="BR" style:font-size-complex="12pt"/>
    </style:style>
    <style:style style:name="T37" style:family="text">
      <style:text-properties style:font-name="Times New Roman" fo:font-size="12pt" fo:language="pt" fo:country="BR" officeooo:rsid="002f67fe" style:font-size-asian="12pt" style:language-asian="pt" style:country-asian="BR" style:font-size-complex="12pt"/>
    </style:style>
    <style:style style:name="T38" style:family="text">
      <style:text-properties style:font-name="Times New Roman" fo:font-size="12pt" fo:language="pt" fo:country="BR" officeooo:rsid="003087fb" style:font-size-asian="12pt" style:language-asian="pt" style:country-asian="BR" style:font-size-complex="12pt"/>
    </style:style>
    <style:style style:name="T39" style:family="text">
      <style:text-properties style:font-name="Times New Roman" fo:font-size="12pt" fo:language="pt" fo:country="BR" officeooo:rsid="00da28ae" style:font-size-asian="12pt" style:language-asian="pt" style:country-asian="BR" style:font-size-complex="12pt"/>
    </style:style>
    <style:style style:name="T40" style:family="text">
      <style:text-properties style:font-name="Times New Roman" fo:font-size="12pt" fo:language="pt" fo:country="BR" officeooo:rsid="00376b3f" style:font-size-asian="12pt" style:language-asian="pt" style:country-asian="BR" style:font-size-complex="12pt"/>
    </style:style>
    <style:style style:name="T41" style:family="text">
      <style:text-properties style:font-name="Times New Roman" fo:font-size="12pt" fo:language="pt" fo:country="BR" officeooo:rsid="00322bc5" style:font-size-asian="12pt" style:language-asian="pt" style:country-asian="BR" style:font-size-complex="12pt"/>
    </style:style>
    <style:style style:name="T42" style:family="text">
      <style:text-properties style:font-name="Times New Roman" fo:font-size="12pt" fo:language="pt" fo:country="BR" officeooo:rsid="00e7d8dc" style:font-size-asian="12pt" style:language-asian="pt" style:country-asian="BR" style:font-size-complex="12pt"/>
    </style:style>
    <style:style style:name="T43" style:family="text">
      <style:text-properties style:font-name="Times New Roman" fo:font-size="12pt" fo:language="pt" fo:country="BR" officeooo:rsid="00e8b4db" style:font-size-asian="12pt" style:language-asian="pt" style:country-asian="BR" style:font-size-complex="12pt"/>
    </style:style>
    <style:style style:name="T44" style:family="text">
      <style:text-properties style:font-name="Times New Roman" fo:font-size="12pt" fo:language="pt" fo:country="BR" fo:background-color="#ffff00" loext:char-shading-value="0" style:font-size-asian="12pt" style:font-size-complex="12pt"/>
    </style:style>
    <style:style style:name="T45" style:family="text">
      <style:text-properties style:font-name="Times New Roman" fo:font-size="12pt" fo:language="pt" fo:country="BR" officeooo:rsid="0015f6ae" fo:background-color="#ffff00" loext:char-shading-value="0" style:font-size-asian="12pt" style:font-size-complex="12pt"/>
    </style:style>
    <style:style style:name="T46" style:family="text">
      <style:text-properties style:font-name="Times New Roman" fo:font-size="12pt" fo:language="pt" fo:country="BR" officeooo:rsid="00112957" fo:background-color="#ffff00" loext:char-shading-value="0" style:font-size-asian="12pt" style:font-size-complex="12pt"/>
    </style:style>
    <style:style style:name="T47" style:family="text">
      <style:text-properties style:font-name="Times New Roman" fo:font-size="12pt" fo:language="pt" fo:country="BR" fo:background-color="#ffff00" loext:char-shading-value="0" style:font-size-asian="12pt" style:language-asian="pt" style:country-asian="BR" style:font-size-complex="12pt"/>
    </style:style>
    <style:style style:name="T48" style:family="text">
      <style:text-properties style:font-name="Times New Roman" fo:font-size="12pt" fo:language="pt" fo:country="BR" officeooo:rsid="002d0794" fo:background-color="#ffff00" loext:char-shading-value="0" style:font-size-asian="12pt" style:language-asian="pt" style:country-asian="BR" style:font-size-complex="12pt"/>
    </style:style>
    <style:style style:name="T49" style:family="text">
      <style:text-properties style:font-name="Times New Roman" fo:font-size="12pt" fo:language="pt" fo:country="BR" officeooo:rsid="003d0a33" fo:background-color="#ffff00" loext:char-shading-value="0" style:font-size-asian="12pt" style:language-asian="pt" style:country-asian="BR" style:font-size-complex="12pt"/>
    </style:style>
    <style:style style:name="T50" style:family="text">
      <style:text-properties style:font-name="Times New Roman" fo:font-size="12pt" fo:language="pt" fo:country="BR" officeooo:rsid="00e8b4db" fo:background-color="#ffff00" loext:char-shading-value="0" style:font-size-asian="12pt" style:language-asian="pt" style:country-asian="BR" style:font-size-complex="12pt"/>
    </style:style>
    <style:style style:name="T51" style:family="text">
      <style:text-properties style:font-name="Times New Roman" fo:font-size="12pt" fo:language="pt" fo:country="BR" officeooo:rsid="0036e863" fo:background-color="#ff4000" loext:char-shading-value="0" style:font-size-asian="12pt" style:language-asian="pt" style:country-asian="BR" style:font-size-complex="12pt"/>
    </style:style>
    <style:style style:name="T52" style:family="text">
      <style:text-properties style:font-name="Times New Roman" fo:font-size="12pt" fo:language="pt" fo:country="BR" officeooo:rsid="00c5f0d7" fo:background-color="#ff4000" loext:char-shading-value="0" style:font-size-asian="12pt" style:language-asian="pt" style:country-asian="BR" style:font-size-complex="12pt"/>
    </style:style>
    <style:style style:name="T53" style:family="text">
      <style:text-properties style:font-name="Times New Roman" fo:font-size="12pt" fo:language="pt" fo:country="BR" officeooo:rsid="002e49b8" fo:background-color="#ff4000" loext:char-shading-value="0" style:font-size-asian="12pt" style:language-asian="pt" style:country-asian="BR" style:font-size-complex="12pt"/>
    </style:style>
    <style:style style:name="T54" style:family="text">
      <style:text-properties style:font-name="Times New Roman" fo:font-size="12pt" fo:language="pt" fo:country="BR" officeooo:rsid="002c54ab" fo:background-color="#ff0000" loext:char-shading-value="0" style:font-size-asian="12pt" style:language-asian="pt" style:country-asian="BR" style:font-size-complex="12pt"/>
    </style:style>
    <style:style style:name="T55" style:family="text">
      <style:text-properties style:font-name="Times New Roman" fo:font-size="12pt" fo:font-weight="normal" officeooo:rsid="00d28ce9" style:font-size-asian="12pt" style:font-weight-asian="normal" style:font-size-complex="12pt" style:font-weight-complex="normal"/>
    </style:style>
    <style:style style:name="T56" style:family="text">
      <style:text-properties style:font-name="Times New Roman" fo:font-size="12pt" fo:font-weight="normal" officeooo:rsid="00d2b326" style:font-size-asian="12pt" style:font-weight-asian="normal" style:font-size-complex="12pt" style:font-weight-complex="normal"/>
    </style:style>
    <style:style style:name="T57" style:family="text">
      <style:text-properties style:font-name="Times New Roman" fo:font-size="12pt" fo:font-weight="normal" officeooo:rsid="00d393a6" style:font-size-asian="12pt" style:font-weight-asian="normal" style:font-size-complex="12pt" style:font-weight-complex="normal"/>
    </style:style>
    <style:style style:name="T58" style:family="text">
      <style:text-properties style:font-name="Times New Roman" fo:font-size="12pt" fo:font-weight="normal" officeooo:rsid="00cf61ff" style:font-size-asian="12pt" style:font-weight-asian="normal" style:font-size-complex="12pt" style:font-weight-complex="normal"/>
    </style:style>
    <style:style style:name="T59" style:family="text">
      <style:text-properties style:font-name="Times New Roman" fo:font-size="12pt" fo:font-weight="normal" officeooo:rsid="00d228c0" style:font-size-asian="12pt" style:font-weight-asian="normal" style:font-size-complex="12pt" style:font-weight-complex="normal"/>
    </style:style>
    <style:style style:name="T60" style:family="text">
      <style:text-properties style:font-name="Times New Roman" fo:font-size="12pt" fo:font-weight="normal" officeooo:rsid="00e4240b" style:font-size-asian="12pt" style:font-weight-asian="normal" style:font-size-complex="12pt" style:font-weight-complex="normal"/>
    </style:style>
    <style:style style:name="T61" style:family="text">
      <style:text-properties style:font-name="Times New Roman" fo:font-size="12pt" fo:font-weight="normal" officeooo:rsid="00cdb95a" style:font-size-asian="12pt" style:font-weight-asian="normal" style:font-size-complex="12pt" style:font-weight-complex="normal"/>
    </style:style>
    <style:style style:name="T62" style:family="text">
      <style:text-properties style:font-name="Times New Roman" fo:font-size="12pt" fo:font-weight="normal" officeooo:rsid="00ce3ca3" style:font-size-asian="12pt" style:font-weight-asian="normal" style:font-size-complex="12pt" style:font-weight-complex="normal"/>
    </style:style>
    <style:style style:name="T63" style:family="text">
      <style:text-properties style:font-name="Times New Roman" fo:font-size="12pt" fo:font-weight="normal" officeooo:rsid="00e95f58" style:font-size-asian="12pt" style:font-weight-asian="normal" style:font-size-complex="12pt" style:font-weight-complex="normal"/>
    </style:style>
    <style:style style:name="T64" style:family="text">
      <style:text-properties style:font-name="Times New Roman" fo:font-size="12pt" fo:font-weight="normal" officeooo:rsid="00ef4ded" style:font-size-asian="12pt" style:font-weight-asian="normal" style:font-size-complex="12pt" style:font-weight-complex="normal"/>
    </style:style>
    <style:style style:name="T65" style:family="text">
      <style:text-properties style:font-name="Times New Roman" fo:font-size="12pt" fo:font-weight="normal" officeooo:rsid="00ea60a0" style:font-size-asian="12pt" style:font-weight-asian="normal" style:font-size-complex="12pt" style:font-weight-complex="normal"/>
    </style:style>
    <style:style style:name="T66" style:family="text">
      <style:text-properties style:font-name="Times New Roman" fo:font-size="12pt" fo:font-weight="normal" officeooo:rsid="00cf61ff" fo:background-color="#ffff00" loext:char-shading-value="0" style:font-size-asian="12pt" style:font-weight-asian="normal" style:font-size-complex="12pt" style:font-weight-complex="normal"/>
    </style:style>
    <style:style style:name="T67" style:family="text">
      <style:text-properties style:font-name="Times New Roman" fo:font-size="12pt" fo:font-weight="normal" officeooo:rsid="00cf61ff" fo:background-color="#ffff00" loext:char-shading-value="0" style:font-size-asian="12pt" style:font-weight-asian="normal" style:font-size-complex="12pt" style:font-weight-complex="normal"/>
    </style:style>
    <style:style style:name="T68" style:family="text">
      <style:text-properties style:font-name="Times New Roman" fo:font-size="12pt" fo:font-weight="normal" officeooo:rsid="00ea60a0" fo:background-color="#ffff00" loext:char-shading-value="0" style:font-size-asian="12pt" style:font-weight-asian="normal" style:font-size-complex="12pt" style:font-weight-complex="normal"/>
    </style:style>
    <style:style style:name="T69" style:family="text">
      <style:text-properties style:font-name="Times New Roman" fo:font-size="12pt" fo:font-weight="normal" officeooo:rsid="00eaf1dd" fo:background-color="#ffff00" loext:char-shading-value="0" style:font-size-asian="12pt" style:font-weight-asian="normal" style:font-size-complex="12pt" style:font-weight-complex="normal"/>
    </style:style>
    <style:style style:name="T70" style:family="text">
      <style:text-properties style:font-name="Times New Roman" fo:font-weight="normal" officeooo:rsid="00cd0185" style:font-weight-asian="normal" style:font-weight-complex="normal"/>
    </style:style>
    <style:style style:name="T71" style:family="text">
      <style:text-properties style:font-name="Times New Roman" fo:font-weight="normal" officeooo:rsid="00cd5bab" style:font-weight-asian="normal" style:font-weight-complex="normal"/>
    </style:style>
    <style:style style:name="T72" style:family="text">
      <style:text-properties style:font-name="Times New Roman" fo:font-weight="normal" officeooo:rsid="00cf61ff" style:font-weight-asian="normal" style:font-weight-complex="normal"/>
    </style:style>
    <style:style style:name="T73" style:family="text">
      <style:text-properties style:font-name="Times New Roman" fo:font-weight="normal" officeooo:rsid="00cd53af" style:font-weight-asian="normal" style:font-weight-complex="normal"/>
    </style:style>
    <style:style style:name="T74" style:family="text">
      <style:text-properties style:font-name="Times New Roman" fo:font-weight="normal" officeooo:rsid="00cdb95a" style:font-weight-asian="normal" style:font-weight-complex="normal"/>
    </style:style>
    <style:style style:name="T75" style:family="text">
      <style:text-properties style:font-name="Times New Roman" fo:font-weight="normal" officeooo:rsid="00d228c0" style:font-weight-asian="normal" style:font-weight-complex="normal"/>
    </style:style>
    <style:style style:name="T76" style:family="text">
      <style:text-properties style:font-name="Times New Roman" fo:font-weight="normal" officeooo:rsid="00ce3ca3" style:font-weight-asian="normal" style:font-weight-complex="normal"/>
    </style:style>
    <style:style style:name="T77" style:family="text">
      <style:text-properties style:font-name="Times New Roman" fo:font-weight="normal" officeooo:rsid="00d2b326" style:font-weight-asian="normal" style:font-weight-complex="normal"/>
    </style:style>
    <style:style style:name="T78" style:family="text">
      <style:text-properties style:font-name="Times New Roman" fo:font-weight="normal" officeooo:rsid="00cff47b" style:font-weight-asian="normal" style:font-weight-complex="normal"/>
    </style:style>
    <style:style style:name="T79" style:family="text">
      <style:text-properties style:font-name="Times New Roman" fo:font-weight="normal" officeooo:rsid="00d17e5b" style:font-weight-asian="normal" style:font-weight-complex="normal"/>
    </style:style>
    <style:style style:name="T80" style:family="text">
      <style:text-properties style:font-name="Times New Roman" fo:font-weight="normal" officeooo:rsid="00d28ce9" style:font-weight-asian="normal" style:font-weight-complex="normal"/>
    </style:style>
    <style:style style:name="T81" style:family="text">
      <style:text-properties style:font-name="Times New Roman" fo:font-weight="normal" officeooo:rsid="00e1c279" style:font-weight-asian="normal" style:font-weight-complex="normal"/>
    </style:style>
    <style:style style:name="T82" style:family="text">
      <style:text-properties style:font-name="Times New Roman" fo:font-weight="normal" officeooo:rsid="00e387a7" style:font-weight-asian="normal" style:font-weight-complex="normal"/>
    </style:style>
    <style:style style:name="T83" style:family="text">
      <style:text-properties style:font-name="Times New Roman" fo:font-weight="normal" officeooo:rsid="00e95f58" style:font-weight-asian="normal" style:font-weight-complex="normal"/>
    </style:style>
    <style:style style:name="T84" style:family="text">
      <style:text-properties style:font-name="Times New Roman" fo:font-weight="normal" officeooo:rsid="00ea60a0" style:font-weight-asian="normal" style:font-weight-complex="normal"/>
    </style:style>
    <style:style style:name="T85" style:family="text">
      <style:text-properties style:font-name="Times New Roman" fo:font-weight="normal" officeooo:rsid="00ec4c6a" style:font-weight-asian="normal" style:font-weight-complex="normal"/>
    </style:style>
    <style:style style:name="T86" style:family="text">
      <style:text-properties style:font-name="Times New Roman" fo:font-weight="normal" officeooo:rsid="00ef4ded" style:font-weight-asian="normal" style:font-weight-complex="normal"/>
    </style:style>
    <style:style style:name="T87" style:family="text">
      <style:text-properties style:font-name="Times New Roman" fo:font-weight="normal" officeooo:rsid="00f04b4d" style:font-weight-asian="normal" style:font-weight-complex="normal"/>
    </style:style>
    <style:style style:name="T88" style:family="text">
      <style:text-properties style:font-name="Times New Roman" fo:font-weight="normal" officeooo:rsid="00cd0185" fo:background-color="#ffff00" loext:char-shading-value="0" style:font-weight-asian="normal" style:font-weight-complex="normal"/>
    </style:style>
    <style:style style:name="T89" style:family="text">
      <style:text-properties style:font-name="Times New Roman" fo:font-weight="normal" officeooo:rsid="00cf61ff" fo:background-color="#ffff00" loext:char-shading-value="0" style:font-weight-asian="normal" style:font-weight-complex="normal"/>
    </style:style>
    <style:style style:name="T90" style:family="text">
      <style:text-properties style:font-name="Times New Roman" fo:font-weight="normal" officeooo:rsid="00cf61ff" fo:background-color="#ffff00" loext:char-shading-value="0" style:font-weight-asian="normal" style:font-weight-complex="normal"/>
    </style:style>
    <style:style style:name="T91" style:family="text">
      <style:text-properties style:font-name="Times New Roman" fo:font-weight="normal" officeooo:rsid="00d17e5b" fo:background-color="#ffff00" loext:char-shading-value="0" style:font-weight-asian="normal" style:font-weight-complex="normal"/>
    </style:style>
    <style:style style:name="T92" style:family="text">
      <style:text-properties style:font-name="Times New Roman" fo:font-weight="normal" officeooo:rsid="00cff47b" fo:background-color="#ffff00" loext:char-shading-value="0" style:font-weight-asian="normal" style:font-weight-complex="normal"/>
    </style:style>
    <style:style style:name="T93" style:family="text">
      <style:text-properties style:font-name="Times New Roman" fo:font-weight="normal" officeooo:rsid="00e798a5" fo:background-color="#ffff00" loext:char-shading-value="0" style:font-weight-asian="normal" style:font-weight-complex="normal"/>
    </style:style>
    <style:style style:name="T94" style:family="text">
      <style:text-properties style:font-name="Times New Roman" fo:font-weight="normal" officeooo:rsid="00ea60a0" fo:background-color="#ffff00" loext:char-shading-value="0" style:font-weight-asian="normal" style:font-weight-complex="normal"/>
    </style:style>
    <style:style style:name="T95" style:family="text">
      <style:text-properties style:font-name="Times New Roman" fo:font-weight="normal" officeooo:rsid="00eaf1dd" fo:background-color="#ffff00" loext:char-shading-value="0" style:font-weight-asian="normal" style:font-weight-complex="normal"/>
    </style:style>
    <style:style style:name="T96" style:family="text">
      <style:text-properties officeooo:rsid="00112957" fo:background-color="#ffff00" loext:char-shading-value="0"/>
    </style:style>
    <style:style style:name="T97" style:family="text">
      <style:text-properties officeooo:rsid="0022b0d1"/>
    </style:style>
    <style:style style:name="T98" style:family="text">
      <style:text-properties officeooo:rsid="0022b0d1" fo:background-color="#ff4000" loext:char-shading-value="0"/>
    </style:style>
    <style:style style:name="T99" style:family="text">
      <style:text-properties style:text-line-through-style="none" style:text-line-through-type="none" style:text-underline-style="none" fo:font-weight="normal" officeooo:rsid="00568b90" style:font-weight-asian="normal" style:font-weight-complex="normal"/>
    </style:style>
    <style:style style:name="T100" style:family="text">
      <style:text-properties style:text-line-through-style="none" style:text-line-through-type="none" style:text-underline-style="none" fo:font-weight="normal" officeooo:rsid="006c6017" style:font-weight-asian="normal" style:font-weight-complex="normal"/>
    </style:style>
    <style:style style:name="T101" style:family="text">
      <style:text-properties style:text-line-through-style="none" style:text-line-through-type="none" style:text-underline-style="none" fo:font-weight="normal" officeooo:rsid="0058c6ea" style:font-weight-asian="normal" style:font-weight-complex="normal"/>
    </style:style>
    <style:style style:name="T102" style:family="text">
      <style:text-properties style:text-line-through-style="none" style:text-line-through-type="none" style:text-underline-style="none" fo:font-weight="normal" officeooo:rsid="0059cb73" style:font-weight-asian="normal" style:font-weight-complex="normal"/>
    </style:style>
    <style:style style:name="T103" style:family="text">
      <style:text-properties style:text-line-through-style="none" style:text-line-through-type="none" style:text-underline-style="none" fo:font-weight="normal" officeooo:rsid="006c9dab" style:font-weight-asian="normal" style:font-weight-complex="normal"/>
    </style:style>
    <style:style style:name="T104" style:family="text">
      <style:text-properties style:text-line-through-style="none" style:text-line-through-type="none" style:text-underline-style="none" fo:font-weight="normal" officeooo:rsid="005c622c" style:font-weight-asian="normal" style:font-weight-complex="normal"/>
    </style:style>
    <style:style style:name="T105" style:family="text">
      <style:text-properties style:text-line-through-style="none" style:text-line-through-type="none" style:text-underline-style="none" fo:font-weight="normal" officeooo:rsid="00816865" style:font-weight-asian="normal" style:font-weight-complex="normal"/>
    </style:style>
    <style:style style:name="T106" style:family="text">
      <style:text-properties style:text-line-through-style="none" style:text-line-through-type="none" style:text-underline-style="none" fo:font-weight="normal" officeooo:rsid="005d0090" style:font-weight-asian="normal" style:font-weight-complex="normal"/>
    </style:style>
    <style:style style:name="T107" style:family="text">
      <style:text-properties style:text-line-through-style="none" style:text-line-through-type="none" style:text-underline-style="none" fo:font-weight="normal" officeooo:rsid="005eadac" style:font-weight-asian="normal" style:font-weight-complex="normal"/>
    </style:style>
    <style:style style:name="T108" style:family="text">
      <style:text-properties style:text-line-through-style="none" style:text-line-through-type="none" style:text-underline-style="none" fo:font-weight="normal" officeooo:rsid="0060a493" style:font-weight-asian="normal" style:font-weight-complex="normal"/>
    </style:style>
    <style:style style:name="T109" style:family="text">
      <style:text-properties style:text-line-through-style="none" style:text-line-through-type="none" style:text-underline-style="none" fo:font-weight="normal" officeooo:rsid="00625347" style:font-weight-asian="normal" style:font-weight-complex="normal"/>
    </style:style>
    <style:style style:name="T110" style:family="text">
      <style:text-properties style:text-line-through-style="none" style:text-line-through-type="none" style:text-underline-style="none" fo:font-weight="normal" officeooo:rsid="0065489c" style:font-weight-asian="normal" style:font-weight-complex="normal"/>
    </style:style>
    <style:style style:name="T111" style:family="text">
      <style:text-properties style:text-line-through-style="none" style:text-line-through-type="none" style:text-underline-style="none" fo:font-weight="normal" officeooo:rsid="00634f5c" style:font-weight-asian="normal" style:font-weight-complex="normal"/>
    </style:style>
    <style:style style:name="T112" style:family="text">
      <style:text-properties style:text-line-through-style="none" style:text-line-through-type="none" style:text-underline-style="none" fo:font-weight="normal" officeooo:rsid="007386ae" style:font-weight-asian="normal" style:font-weight-complex="normal"/>
    </style:style>
    <style:style style:name="T113" style:family="text">
      <style:text-properties style:text-line-through-style="none" style:text-line-through-type="none" style:text-underline-style="none" fo:font-weight="normal" officeooo:rsid="006fc7a0" style:font-weight-asian="normal" style:font-weight-complex="normal"/>
    </style:style>
    <style:style style:name="T114" style:family="text">
      <style:text-properties style:text-line-through-style="none" style:text-line-through-type="none" style:text-underline-style="none" fo:font-weight="normal" officeooo:rsid="0069998e" style:font-weight-asian="normal" style:font-weight-complex="normal"/>
    </style:style>
    <style:style style:name="T115" style:family="text">
      <style:text-properties style:text-line-through-style="none" style:text-line-through-type="none" style:text-underline-style="none" fo:font-weight="normal" officeooo:rsid="0072b9cc" style:font-weight-asian="normal" style:font-weight-complex="normal"/>
    </style:style>
    <style:style style:name="T116" style:family="text">
      <style:text-properties style:text-line-through-style="none" style:text-line-through-type="none" style:text-underline-style="none" fo:font-weight="normal" officeooo:rsid="007b2458" style:font-weight-asian="normal" style:font-weight-complex="normal"/>
    </style:style>
    <style:style style:name="T117" style:family="text">
      <style:text-properties style:text-line-through-style="none" style:text-line-through-type="none" style:text-underline-style="none" fo:font-weight="normal" officeooo:rsid="00afc50d" style:font-weight-asian="normal" style:font-weight-complex="normal"/>
    </style:style>
    <style:style style:name="T118" style:family="text">
      <style:text-properties style:text-line-through-style="none" style:text-line-through-type="none" style:text-underline-style="none" fo:font-weight="normal" officeooo:rsid="006b7cd3" style:font-weight-asian="normal" style:font-weight-complex="normal"/>
    </style:style>
    <style:style style:name="T119" style:family="text">
      <style:text-properties style:text-line-through-style="none" style:text-line-through-type="none" style:text-underline-style="none" fo:font-weight="normal" officeooo:rsid="006d6dd8" style:font-weight-asian="normal" style:font-weight-complex="normal"/>
    </style:style>
    <style:style style:name="T120" style:family="text">
      <style:text-properties style:text-line-through-style="none" style:text-line-through-type="none" style:text-underline-style="none" fo:font-weight="normal" officeooo:rsid="007128b7" style:font-weight-asian="normal" style:font-weight-complex="normal"/>
    </style:style>
    <style:style style:name="T121" style:family="text">
      <style:text-properties style:text-line-through-style="none" style:text-line-through-type="none" style:text-underline-style="none" fo:font-weight="normal" officeooo:rsid="0074f97d" style:font-weight-asian="normal" style:font-weight-complex="normal"/>
    </style:style>
    <style:style style:name="T122" style:family="text">
      <style:text-properties style:text-line-through-style="none" style:text-line-through-type="none" style:text-underline-style="none" fo:font-weight="normal" officeooo:rsid="00990a37" style:font-weight-asian="normal" style:font-weight-complex="normal"/>
    </style:style>
    <style:style style:name="T123" style:family="text">
      <style:text-properties style:text-line-through-style="none" style:text-line-through-type="none" style:text-underline-style="none" fo:font-weight="normal" officeooo:rsid="00765f83" style:font-weight-asian="normal" style:font-weight-complex="normal"/>
    </style:style>
    <style:style style:name="T124" style:family="text">
      <style:text-properties style:text-line-through-style="none" style:text-line-through-type="none" style:text-underline-style="none" fo:font-weight="normal" officeooo:rsid="00803005" style:font-weight-asian="normal" style:font-weight-complex="normal"/>
    </style:style>
    <style:style style:name="T125" style:family="text">
      <style:text-properties style:text-line-through-style="none" style:text-line-through-type="none" style:text-underline-style="none" fo:font-weight="normal" officeooo:rsid="0084e846" style:font-weight-asian="normal" style:font-weight-complex="normal"/>
    </style:style>
    <style:style style:name="T126" style:family="text">
      <style:text-properties style:text-line-through-style="none" style:text-line-through-type="none" style:text-underline-style="none" fo:font-weight="normal" officeooo:rsid="008608d9" style:font-weight-asian="normal" style:font-weight-complex="normal"/>
    </style:style>
    <style:style style:name="T127" style:family="text">
      <style:text-properties style:text-line-through-style="none" style:text-line-through-type="none" style:text-underline-style="none" fo:font-weight="normal" officeooo:rsid="008b62ac" style:font-weight-asian="normal" style:font-weight-complex="normal"/>
    </style:style>
    <style:style style:name="T128" style:family="text">
      <style:text-properties style:text-line-through-style="none" style:text-line-through-type="none" style:text-underline-style="none" fo:font-weight="normal" officeooo:rsid="009957ea" style:font-weight-asian="normal" style:font-weight-complex="normal"/>
    </style:style>
    <style:style style:name="T129" style:family="text">
      <style:text-properties style:text-line-through-style="none" style:text-line-through-type="none" style:text-underline-style="none" fo:font-weight="normal" officeooo:rsid="008c43f9" style:font-weight-asian="normal" style:font-weight-complex="normal"/>
    </style:style>
    <style:style style:name="T130" style:family="text">
      <style:text-properties style:text-line-through-style="none" style:text-line-through-type="none" style:text-underline-style="none" fo:font-weight="normal" officeooo:rsid="009a7dcb" style:font-weight-asian="normal" style:font-weight-complex="normal"/>
    </style:style>
    <style:style style:name="T131" style:family="text">
      <style:text-properties style:text-line-through-style="none" style:text-line-through-type="none" style:text-underline-style="none" fo:font-weight="normal" officeooo:rsid="0054acfe" style:font-weight-asian="normal" style:font-weight-complex="normal"/>
    </style:style>
    <style:style style:name="T132" style:family="text">
      <style:text-properties style:text-line-through-style="none" style:text-line-through-type="none" style:text-underline-style="none" fo:font-weight="normal" officeooo:rsid="0058c6ea" fo:background-color="#ffff00" loext:char-shading-value="0" style:font-weight-asian="normal" style:font-weight-complex="normal"/>
    </style:style>
    <style:style style:name="T133" style:family="text">
      <style:text-properties style:text-line-through-style="none" style:text-line-through-type="none" style:text-underline-style="none" fo:font-weight="normal" officeooo:rsid="005b22a1" fo:background-color="#ffff00" loext:char-shading-value="0" style:font-weight-asian="normal" style:font-weight-complex="normal"/>
    </style:style>
    <style:style style:name="T134" style:family="text">
      <style:text-properties style:text-line-through-style="none" style:text-line-through-type="none" style:text-underline-style="none" fo:font-weight="normal" officeooo:rsid="005d0090" fo:background-color="#ffff00" loext:char-shading-value="0" style:font-weight-asian="normal" style:font-weight-complex="normal"/>
    </style:style>
    <style:style style:name="T135" style:family="text">
      <style:text-properties style:text-line-through-style="none" style:text-line-through-type="none" style:text-underline-style="none" fo:font-weight="normal" officeooo:rsid="0065489c" fo:background-color="#ffff00" loext:char-shading-value="0" style:font-weight-asian="normal" style:font-weight-complex="normal"/>
    </style:style>
    <style:style style:name="T136" style:family="text">
      <style:text-properties style:text-line-through-style="none" style:text-line-through-type="none" style:text-underline-style="none" fo:font-weight="normal" officeooo:rsid="0069998e" fo:background-color="#ffff00" loext:char-shading-value="0" style:font-weight-asian="normal" style:font-weight-complex="normal"/>
    </style:style>
    <style:style style:name="T137" style:family="text">
      <style:text-properties style:text-line-through-style="none" style:text-line-through-type="none" style:text-underline-style="none" fo:font-weight="normal" officeooo:rsid="007b2458" fo:background-color="#ffff00" loext:char-shading-value="0" style:font-weight-asian="normal" style:font-weight-complex="normal"/>
    </style:style>
    <style:style style:name="T138" style:family="text">
      <style:text-properties style:text-line-through-style="none" style:text-line-through-type="none" style:text-underline-style="none" fo:font-weight="normal" officeooo:rsid="007c24db" fo:background-color="#ffff00" loext:char-shading-value="0" style:font-weight-asian="normal" style:font-weight-complex="normal"/>
    </style:style>
    <style:style style:name="T139" style:family="text">
      <style:text-properties style:text-line-through-style="none" style:text-line-through-type="none" style:text-underline-style="none" fo:font-weight="normal" officeooo:rsid="007dce03" fo:background-color="#ffff00" loext:char-shading-value="0" style:font-weight-asian="normal" style:font-weight-complex="normal"/>
    </style:style>
    <style:style style:name="T140" style:family="text">
      <style:text-properties style:text-line-through-style="none" style:text-line-through-type="none" style:text-underline-style="none" fo:font-weight="normal" officeooo:rsid="007fb14d" fo:background-color="#ffff00" loext:char-shading-value="0" style:font-weight-asian="normal" style:font-weight-complex="normal"/>
    </style:style>
    <style:style style:name="T141" style:family="text">
      <style:text-properties style:text-line-through-style="none" style:text-line-through-type="none" style:text-underline-style="none" fo:font-weight="normal" officeooo:rsid="00777dc1" fo:background-color="#ffff00" loext:char-shading-value="0" style:font-weight-asian="normal" style:font-weight-complex="normal"/>
    </style:style>
    <style:style style:name="T142" style:family="text">
      <style:text-properties style:text-line-through-style="none" style:text-line-through-type="none" style:text-underline-style="none" fo:font-weight="normal" officeooo:rsid="00816865" fo:background-color="#ffff00" loext:char-shading-value="0" style:font-weight-asian="normal" style:font-weight-complex="normal"/>
    </style:style>
    <style:style style:name="T143" style:family="text">
      <style:text-properties style:text-line-through-style="none" style:text-line-through-type="none" style:text-underline-style="none" fo:font-weight="normal" officeooo:rsid="008d0339" fo:background-color="#ffff00" loext:char-shading-value="0" style:font-weight-asian="normal" style:font-weight-complex="normal"/>
    </style:style>
    <style:style style:name="T144" style:family="text">
      <style:text-properties style:text-line-through-style="none" style:text-line-through-type="none" style:text-underline-style="none" fo:font-weight="normal" officeooo:rsid="0090d462" fo:background-color="#ffff00" loext:char-shading-value="0" style:font-weight-asian="normal" style:font-weight-complex="normal"/>
    </style:style>
    <style:style style:name="T145" style:family="text">
      <style:text-properties style:text-line-through-style="none" style:text-line-through-type="none" style:text-underline-style="none" fo:font-weight="normal" officeooo:rsid="009149e2" fo:background-color="#ffff00" loext:char-shading-value="0" style:font-weight-asian="normal" style:font-weight-complex="normal"/>
    </style:style>
    <style:style style:name="T146" style:family="text">
      <style:text-properties style:text-line-through-style="none" style:text-line-through-type="none" style:text-underline-style="none" fo:font-weight="normal" officeooo:rsid="0091fe0c" fo:background-color="#ffff00" loext:char-shading-value="0" style:font-weight-asian="normal" style:font-weight-complex="normal"/>
    </style:style>
    <style:style style:name="T147" style:family="text">
      <style:text-properties style:text-line-through-style="none" style:text-line-through-type="none" style:text-underline-style="none" fo:font-weight="normal" officeooo:rsid="008632a5" fo:background-color="#ffff00" loext:char-shading-value="0" style:font-weight-asian="normal" style:font-weight-complex="normal"/>
    </style:style>
    <style:style style:name="T148" style:family="text">
      <style:text-properties style:text-line-through-style="none" style:text-line-through-type="none" style:text-underline-style="none" fo:font-weight="normal" officeooo:rsid="0087d450" fo:background-color="#ffff00" loext:char-shading-value="0" style:font-weight-asian="normal" style:font-weight-complex="normal"/>
    </style:style>
    <style:style style:name="T149" style:family="text">
      <style:text-properties style:text-line-through-style="none" style:text-line-through-type="none" style:text-underline-style="none" fo:font-weight="normal" officeooo:rsid="006d6dd8" fo:background-color="#ffff00" loext:char-shading-value="0" style:font-weight-asian="normal" style:font-weight-complex="normal"/>
    </style:style>
    <style:style style:name="T150" style:family="text">
      <style:text-properties style:text-line-through-style="none" style:text-line-through-type="none" style:text-underline-style="none" fo:font-weight="normal" officeooo:rsid="00793574" fo:background-color="#ffff00" loext:char-shading-value="0" style:font-weight-asian="normal" style:font-weight-complex="normal"/>
    </style:style>
    <style:style style:name="T151" style:family="text">
      <style:text-properties style:text-line-through-style="none" style:text-line-through-type="none" style:text-underline-style="none" fo:font-weight="normal" officeooo:rsid="007128b7" fo:background-color="#ffff00" loext:char-shading-value="0" style:font-weight-asian="normal" style:font-weight-complex="normal"/>
    </style:style>
    <style:style style:name="T152" style:family="text">
      <style:text-properties style:text-line-through-style="none" style:text-line-through-type="none" style:text-underline-style="none" fo:font-weight="normal" officeooo:rsid="0072b9cc" fo:background-color="#ffff00" loext:char-shading-value="0" style:font-weight-asian="normal" style:font-weight-complex="normal"/>
    </style:style>
    <style:style style:name="T153" style:family="text">
      <style:text-properties style:text-line-through-style="none" style:text-line-through-type="none" style:text-underline-style="none" fo:font-weight="normal" officeooo:rsid="0096b920" fo:background-color="#ffff00" loext:char-shading-value="0" style:font-weight-asian="normal" style:font-weight-complex="normal"/>
    </style:style>
    <style:style style:name="T154" style:family="text">
      <style:text-properties style:text-line-through-style="none" style:text-line-through-type="none" style:text-underline-style="none" fo:font-weight="normal" officeooo:rsid="009957ea" fo:background-color="#ffff00" loext:char-shading-value="0" style:font-weight-asian="normal" style:font-weight-complex="normal"/>
    </style:style>
    <style:style style:name="T155" style:family="text">
      <style:text-properties style:text-line-through-style="none" style:text-line-through-type="none" style:text-underline-style="none" fo:font-weight="normal" officeooo:rsid="009b3c7f" fo:background-color="#ffff00" loext:char-shading-value="0" style:font-weight-asian="normal" style:font-weight-complex="normal"/>
    </style:style>
    <style:style style:name="T156" style:family="text">
      <style:text-properties style:text-line-through-style="none" style:text-line-through-type="none" style:text-underline-style="none" fo:font-weight="normal" officeooo:rsid="007b2458" fo:background-color="transparent" loext:char-shading-value="0" style:font-weight-asian="normal" style:font-weight-complex="normal"/>
    </style:style>
    <style:style style:name="T157" style:family="text">
      <style:text-properties style:text-line-through-style="none" style:text-line-through-type="none" style:text-underline-style="none" fo:font-weight="normal" officeooo:rsid="007c24db" fo:background-color="transparent" loext:char-shading-value="0" style:font-weight-asian="normal" style:font-weight-complex="normal"/>
    </style:style>
    <style:style style:name="T158" style:family="text">
      <style:text-properties style:text-line-through-style="none" style:text-line-through-type="none" style:text-underline-style="none" fo:font-weight="normal" officeooo:rsid="007dce03" fo:background-color="transparent" loext:char-shading-value="0" style:font-weight-asian="normal" style:font-weight-complex="normal"/>
    </style:style>
    <style:style style:name="T159" style:family="text">
      <style:text-properties style:text-line-through-style="none" style:text-line-through-type="none" style:text-underline-style="none" fo:font-weight="normal" officeooo:rsid="007e60b9" fo:background-color="transparent" loext:char-shading-value="0" style:font-weight-asian="normal" style:font-weight-complex="normal"/>
    </style:style>
    <style:style style:name="T160" style:family="text">
      <style:text-properties style:text-line-through-style="none" style:text-line-through-type="none" style:text-underline-style="none" fo:font-weight="normal" officeooo:rsid="007fb14d" fo:background-color="transparent" loext:char-shading-value="0" style:font-weight-asian="normal" style:font-weight-complex="normal"/>
    </style:style>
    <style:style style:name="T161" style:family="text">
      <style:text-properties style:text-line-through-style="none" style:text-line-through-type="none" style:text-underline-style="none" fo:font-weight="normal" officeooo:rsid="00803005" fo:background-color="transparent" loext:char-shading-value="0" style:font-weight-asian="normal" style:font-weight-complex="normal"/>
    </style:style>
    <style:style style:name="T162" style:family="text">
      <style:text-properties style:text-line-through-style="none" style:text-line-through-type="none" style:text-underline-style="none" fo:font-weight="normal" officeooo:rsid="00816865" fo:background-color="transparent" loext:char-shading-value="0" style:font-weight-asian="normal" style:font-weight-complex="normal"/>
    </style:style>
    <style:style style:name="T163" style:family="text">
      <style:text-properties style:text-line-through-style="none" style:text-line-through-type="none" style:text-underline-style="none" fo:font-weight="normal" officeooo:rsid="007386ae" fo:background-color="transparent" loext:char-shading-value="0" style:font-weight-asian="normal" style:font-weight-complex="normal"/>
    </style:style>
    <style:style style:name="T164" style:family="text">
      <style:text-properties style:text-line-through-style="none" style:text-line-through-type="none" style:text-underline-style="none" fo:font-weight="normal" officeooo:rsid="00777dc1" fo:background-color="transparent" loext:char-shading-value="0" style:font-weight-asian="normal" style:font-weight-complex="normal"/>
    </style:style>
    <style:style style:name="T165" style:family="text">
      <style:text-properties style:text-line-through-style="none" style:text-line-through-type="none" style:text-underline-style="none" fo:font-weight="normal" officeooo:rsid="008275c8" fo:background-color="transparent" loext:char-shading-value="0" style:font-weight-asian="normal" style:font-weight-complex="normal"/>
    </style:style>
    <style:style style:name="T166" style:family="text">
      <style:text-properties style:text-line-through-style="none" style:text-line-through-type="none" style:text-underline-style="none" fo:font-weight="normal" officeooo:rsid="0084a1ce" fo:background-color="transparent" loext:char-shading-value="0" style:font-weight-asian="normal" style:font-weight-complex="normal"/>
    </style:style>
    <style:style style:name="T167" style:family="text">
      <style:text-properties style:text-line-through-style="none" style:text-line-through-type="none" style:text-underline-style="none" fo:font-weight="normal" officeooo:rsid="00934387" fo:background-color="transparent" loext:char-shading-value="0" style:font-weight-asian="normal" style:font-weight-complex="normal"/>
    </style:style>
    <style:style style:name="T168" style:family="text">
      <style:text-properties style:text-line-through-style="none" style:text-line-through-type="none" style:text-underline-style="none" fo:font-weight="normal" officeooo:rsid="0088e22a" fo:background-color="transparent" loext:char-shading-value="0" style:font-weight-asian="normal" style:font-weight-complex="normal"/>
    </style:style>
    <style:style style:name="T169" style:family="text">
      <style:text-properties style:text-line-through-style="none" style:text-line-through-type="none" style:text-underline-style="none" fo:font-weight="normal" officeooo:rsid="008632a5" fo:background-color="transparent" loext:char-shading-value="0" style:font-weight-asian="normal" style:font-weight-complex="normal"/>
    </style:style>
    <style:style style:name="T170" style:family="text">
      <style:text-properties style:text-line-through-style="none" style:text-line-through-type="none" style:text-underline-style="none" fo:font-weight="normal" officeooo:rsid="0084e846" fo:background-color="transparent" loext:char-shading-value="0" style:font-weight-asian="normal" style:font-weight-complex="normal"/>
    </style:style>
    <style:style style:name="T171" style:family="text">
      <style:text-properties style:text-line-through-style="none" style:text-line-through-type="none" style:text-underline-style="none" fo:font-weight="normal" officeooo:rsid="008b62ac" fo:background-color="transparent" loext:char-shading-value="0" style:font-weight-asian="normal" style:font-weight-complex="normal"/>
    </style:style>
    <style:style style:name="T172" style:family="text">
      <style:text-properties style:text-line-through-style="none" style:text-line-through-type="none" style:text-underline-style="none" fo:font-weight="normal" officeooo:rsid="00990a37" fo:background-color="transparent" loext:char-shading-value="0" style:font-weight-asian="normal" style:font-weight-complex="normal"/>
    </style:style>
    <style:style style:name="T173" style:family="text">
      <style:text-properties style:text-line-through-style="none" style:text-line-through-type="none" style:text-underline-style="none" fo:font-weight="normal" officeooo:rsid="0094bbc0" fo:background-color="transparent" loext:char-shading-value="0" style:font-weight-asian="normal" style:font-weight-complex="normal"/>
    </style:style>
    <style:style style:name="T174" style:family="text">
      <style:text-properties style:text-line-through-style="none" style:text-line-through-type="none" style:text-underline-style="none" fo:font-weight="normal" officeooo:rsid="008abab6" fo:background-color="transparent" loext:char-shading-value="0" style:font-weight-asian="normal" style:font-weight-complex="normal"/>
    </style:style>
    <style:style style:name="T175" style:family="text">
      <style:text-properties style:text-line-through-style="none" style:text-line-through-type="none" style:font-name="Times New Roman" style:text-underline-style="none" fo:font-weight="normal" officeooo:rsid="00634f5c" style:font-weight-asian="normal" style:font-weight-complex="normal"/>
    </style:style>
    <style:style style:name="T176" style:family="text">
      <style:text-properties style:text-line-through-style="none" style:text-line-through-type="none" style:font-name="Times New Roman" style:text-underline-style="none" fo:font-weight="normal" officeooo:rsid="0065489c" fo:background-color="#ffff00" loext:char-shading-value="0" style:font-weight-asian="normal" style:font-weight-complex="normal"/>
    </style:style>
    <style:style style:name="T177" style:family="text">
      <style:text-properties fo:font-variant="normal" fo:text-transform="none" fo:color="#000000" loext:opacity="100%" style:text-line-through-style="none" style:text-line-through-type="none" fo:letter-spacing="normal" fo:language="pt" fo:country="PT" fo:font-style="normal" style:text-underline-style="none" fo:font-weight="normal" officeooo:rsid="0054acfe" fo:background-color="transparent" loext:char-shading-value="0" style:font-weight-asian="normal" style:font-weight-complex="normal"/>
    </style:style>
    <style:style style:name="T178" style:family="text">
      <style:text-properties fo:font-variant="normal" fo:text-transform="none" fo:color="#000000" loext:opacity="100%" style:text-line-through-style="none" style:text-line-through-type="none" fo:letter-spacing="normal" fo:font-style="normal" style:text-underline-style="none" fo:font-weight="normal" officeooo:rsid="0096b920" fo:background-color="#ffff00" loext:char-shading-value="0" style:font-weight-asian="normal" style:font-weight-complex="normal"/>
    </style:style>
    <style:style style:name="T179" style:family="text">
      <style:text-properties fo:font-variant="normal" fo:text-transform="none" fo:color="#000000" loext:opacity="100%" style:text-line-through-style="none" style:text-line-through-type="none" fo:letter-spacing="normal" fo:font-style="normal" style:text-underline-style="none" fo:font-weight="normal" officeooo:rsid="009957ea" fo:background-color="#ffff00" loext:char-shading-value="0" style:font-weight-asian="normal" style:font-weight-complex="normal"/>
    </style:style>
    <style:style style:name="T180" style:family="text">
      <style:text-properties fo:font-variant="normal" fo:text-transform="none" fo:color="#000000" loext:opacity="100%" style:text-line-through-style="none" style:text-line-through-type="none" fo:letter-spacing="normal" fo:font-style="normal" style:text-underline-style="none" fo:font-weight="normal" officeooo:rsid="009957ea" style:font-weight-asian="normal" style:font-weight-complex="normal"/>
    </style:style>
    <style:style style:name="T181" style:family="text">
      <style:text-properties fo:font-variant="normal" fo:text-transform="none" fo:color="#000000" loext:opacity="100%" style:text-line-through-style="none" style:text-line-through-type="none" fo:letter-spacing="normal" fo:font-style="normal" style:text-underline-style="none" fo:font-weight="normal" officeooo:rsid="009a7dcb" style:font-weight-asian="normal" style:font-weight-complex="normal"/>
    </style:style>
    <style:style style:name="T182" style:family="text">
      <style:text-properties fo:font-variant="normal" fo:text-transform="none" fo:color="#000000" loext:opacity="100%" style:text-line-through-style="none" style:text-line-through-type="none" style:font-name="Times New Roman" fo:font-size="12pt" fo:language="pt" fo:country="BR" fo:font-style="normal" style:text-underline-style="none" fo:font-weight="normal" officeooo:rsid="00ae599b" style:text-blinking="false" fo:background-color="#ffff00" loext:char-shading-value="0" style:font-size-asian="12pt" style:language-asian="pt" style:country-asian="BR" style:font-weight-asian="normal" style:font-size-complex="12pt" style:font-weight-complex="normal"/>
    </style:style>
    <style:style style:name="T183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bcf4be" style:text-blinking="false" fo:background-color="transparent" loext:char-shading-value="0" style:font-size-asian="12pt" style:font-weight-asian="normal" style:font-size-complex="12pt" style:font-weight-complex="normal"/>
    </style:style>
    <style:style style:name="T184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c80f13" style:text-blinking="false" fo:background-color="transparent" loext:char-shading-value="0" style:font-size-asian="12pt" style:font-weight-asian="normal" style:font-size-complex="12pt" style:font-weight-complex="normal"/>
    </style:style>
    <style:style style:name="T185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c81486" style:text-blinking="false" fo:background-color="transparent" loext:char-shading-value="0" style:font-size-asian="12pt" style:font-weight-asian="normal" style:font-size-complex="12pt" style:font-weight-complex="normal"/>
    </style:style>
    <style:style style:name="T186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c9174a" style:text-blinking="false" fo:background-color="transparent" loext:char-shading-value="0" style:font-size-asian="12pt" style:font-weight-asian="normal" style:font-size-complex="12pt" style:font-weight-complex="normal"/>
    </style:style>
    <style:style style:name="T187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dc0db3" style:text-blinking="false" fo:background-color="transparent" loext:char-shading-value="0" style:font-size-asian="12pt" style:font-weight-asian="normal" style:font-size-complex="12pt" style:font-weight-complex="normal"/>
    </style:style>
    <style:style style:name="T188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dcd647" style:text-blinking="false" fo:background-color="transparent" loext:char-shading-value="0" style:font-size-asian="12pt" style:font-weight-asian="normal" style:font-size-complex="12pt" style:font-weight-complex="normal"/>
    </style:style>
    <style:style style:name="T189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ddd626" style:text-blinking="false" fo:background-color="transparent" loext:char-shading-value="0" style:font-size-asian="12pt" style:font-weight-asian="normal" style:font-size-complex="12pt" style:font-weight-complex="normal"/>
    </style:style>
    <style:style style:name="T190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df2e6e" style:text-blinking="false" fo:background-color="transparent" loext:char-shading-value="0" style:font-size-asian="12pt" style:font-weight-asian="normal" style:font-size-complex="12pt" style:font-weight-complex="normal"/>
    </style:style>
    <style:style style:name="T191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e1a13b" style:text-blinking="false" fo:background-color="transparent" loext:char-shading-value="0" style:font-size-asian="12pt" style:font-weight-asian="normal" style:font-size-complex="12pt" style:font-weight-complex="normal"/>
    </style:style>
    <style:style style:name="T192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e5ac27" style:text-blinking="false" fo:background-color="transparent" loext:char-shading-value="0" style:font-size-asian="12pt" style:font-weight-asian="normal" style:font-size-complex="12pt" style:font-weight-complex="normal"/>
    </style:style>
    <style:style style:name="T193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e67991" style:text-blinking="false" fo:background-color="transparent" loext:char-shading-value="0" style:font-size-asian="12pt" style:font-weight-asian="normal" style:font-size-complex="12pt" style:font-weight-complex="normal"/>
    </style:style>
    <style:style style:name="T194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e78f1b" style:text-blinking="false" fo:background-color="transparent" loext:char-shading-value="0" style:font-size-asian="12pt" style:font-weight-asian="normal" style:font-size-complex="12pt" style:font-weight-complex="normal"/>
    </style:style>
    <style:style style:name="T195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e798a5" style:text-blinking="false" fo:background-color="transparent" loext:char-shading-value="0" style:font-size-asian="12pt" style:font-weight-asian="normal" style:font-size-complex="12pt" style:font-weight-complex="normal"/>
    </style:style>
    <style:style style:name="T196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f04b4d" style:text-blinking="false" fo:background-color="transparent" loext:char-shading-value="0" style:font-size-asian="12pt" style:font-weight-asian="normal" style:font-size-complex="12pt" style:font-weight-complex="normal"/>
    </style:style>
    <style:style style:name="T197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d393a6" style:text-blinking="false" fo:background-color="#ffffff" loext:char-shading-value="0" style:font-size-asian="12pt" style:font-weight-asian="normal" style:font-size-complex="12pt" style:font-weight-complex="normal"/>
    </style:style>
    <style:style style:name="T198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dc0db3" style:text-blinking="false" fo:background-color="#ffffff" loext:char-shading-value="0" style:font-size-asian="12pt" style:font-weight-asian="normal" style:font-size-complex="12pt" style:font-weight-complex="normal"/>
    </style:style>
    <style:style style:name="T199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d58383" style:text-blinking="false" fo:background-color="#ffffff" loext:char-shading-value="0" style:font-size-asian="12pt" style:font-weight-asian="normal" style:font-size-complex="12pt" style:font-weight-complex="normal"/>
    </style:style>
    <style:style style:name="T200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ddd626" style:text-blinking="false" fo:background-color="#ffffff" loext:char-shading-value="0" style:font-size-asian="12pt" style:font-weight-asian="normal" style:font-size-complex="12pt" style:font-weight-complex="normal"/>
    </style:style>
    <style:style style:name="T201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d5b6e7" style:text-blinking="false" fo:background-color="#ffffff" loext:char-shading-value="0" style:font-size-asian="12pt" style:font-weight-asian="normal" style:font-size-complex="12pt" style:font-weight-complex="normal"/>
    </style:style>
    <style:style style:name="T202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d9428d" style:text-blinking="false" fo:background-color="#ffffff" loext:char-shading-value="0" style:font-size-asian="12pt" style:font-weight-asian="normal" style:font-size-complex="12pt" style:font-weight-complex="normal"/>
    </style:style>
    <style:style style:name="T203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e4240b" style:text-blinking="false" fo:background-color="#ffffff" loext:char-shading-value="0" style:font-size-asian="12pt" style:font-weight-asian="normal" style:font-size-complex="12pt" style:font-weight-complex="normal"/>
    </style:style>
    <style:style style:name="T204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a68796" style:text-blinking="false" fo:background-color="#ffff00" loext:char-shading-value="0" style:font-size-asian="12pt" style:font-weight-asian="normal" style:font-size-complex="12pt" style:font-weight-complex="normal"/>
    </style:style>
    <style:style style:name="T205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a6fc26" style:text-blinking="false" fo:background-color="#ffff00" loext:char-shading-value="0" style:font-size-asian="12pt" style:font-weight-asian="normal" style:font-size-complex="12pt" style:font-weight-complex="normal"/>
    </style:style>
    <style:style style:name="T206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dc0db3" style:text-blinking="false" fo:background-color="#ffff00" loext:char-shading-value="0" style:font-size-asian="12pt" style:font-weight-asian="normal" style:font-size-complex="12pt" style:font-weight-complex="normal"/>
    </style:style>
    <style:style style:name="T207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ddd626" style:text-blinking="false" fo:background-color="#ffff00" loext:char-shading-value="0" style:font-size-asian="12pt" style:font-weight-asian="normal" style:font-size-complex="12pt" style:font-weight-complex="normal"/>
    </style:style>
    <style:style style:name="T208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df2e6e" style:text-blinking="false" fo:background-color="#ffff00" loext:char-shading-value="0" style:font-size-asian="12pt" style:font-weight-asian="normal" style:font-size-complex="12pt" style:font-weight-complex="normal"/>
    </style:style>
    <style:style style:name="T209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e5ac27" style:text-blinking="false" fo:background-color="#ffff00" loext:char-shading-value="0" style:font-size-asian="12pt" style:font-weight-asian="normal" style:font-size-complex="12pt" style:font-weight-complex="normal"/>
    </style:style>
    <style:style style:name="T210" style:family="text">
      <style:text-properties fo:font-variant="normal" fo:text-transform="none" fo:color="#000000" loext:opacity="100%" style:text-line-through-style="none" style:text-line-through-type="none" style:font-name="Times New Roman" fo:font-style="normal" style:text-underline-style="none" fo:font-weight="normal" officeooo:rsid="00b34084" style:text-blinking="false" fo:background-color="#ffffff" loext:char-shading-value="0" style:font-weight-asian="normal" style:font-weight-complex="normal"/>
    </style:style>
    <style:style style:name="T211" style:family="text">
      <style:text-properties fo:font-variant="normal" fo:text-transform="none" fo:color="#000000" loext:opacity="100%" style:text-line-through-style="none" style:text-line-through-type="none" style:font-name="Times New Roman" fo:font-style="normal" style:text-underline-style="none" fo:font-weight="normal" officeooo:rsid="00b46b65" style:text-blinking="false" fo:background-color="#ffffff" loext:char-shading-value="0" style:font-weight-asian="normal" style:font-weight-complex="normal"/>
    </style:style>
    <style:style style:name="T21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9f01da" style:text-blinking="false" fo:background-color="#ffffff" loext:char-shading-value="0" style:font-weight-asian="normal" style:font-weight-complex="normal"/>
    </style:style>
    <style:style style:name="T21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a32b78" style:text-blinking="false" fo:background-color="#ffffff" loext:char-shading-value="0" style:font-weight-asian="normal" style:font-weight-complex="normal"/>
    </style:style>
    <style:style style:name="T21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a4bb65" style:text-blinking="false" fo:background-color="#ffffff" loext:char-shading-value="0" style:font-weight-asian="normal" style:font-weight-complex="normal"/>
    </style:style>
    <style:style style:name="T21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a68796" style:text-blinking="false" fo:background-color="#ffffff" loext:char-shading-value="0" style:font-weight-asian="normal" style:font-weight-complex="normal"/>
    </style:style>
    <style:style style:name="T21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a6fc26" style:text-blinking="false" fo:background-color="#ffffff" loext:char-shading-value="0" style:font-weight-asian="normal" style:font-weight-complex="normal"/>
    </style:style>
    <style:style style:name="T21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a8f3b7" style:text-blinking="false" fo:background-color="#ffffff" loext:char-shading-value="0" style:font-weight-asian="normal" style:font-weight-complex="normal"/>
    </style:style>
    <style:style style:name="T21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a7927d" style:text-blinking="false" fo:background-color="#ffffff" loext:char-shading-value="0" style:font-weight-asian="normal" style:font-weight-complex="normal"/>
    </style:style>
    <style:style style:name="T21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b20197" style:text-blinking="false" fo:background-color="#ffffff" loext:char-shading-value="0" style:font-weight-asian="normal" style:font-weight-complex="normal"/>
    </style:style>
    <style:style style:name="T22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a8475d" style:text-blinking="false" fo:background-color="#ffffff" loext:char-shading-value="0" style:font-weight-asian="normal" style:font-weight-complex="normal"/>
    </style:style>
    <style:style style:name="T22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ae599b" style:text-blinking="false" fo:background-color="#ffffff" loext:char-shading-value="0" style:font-weight-asian="normal" style:font-weight-complex="normal"/>
    </style:style>
    <style:style style:name="T22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b2e3f1" style:text-blinking="false" fo:background-color="#ffffff" loext:char-shading-value="0" style:font-weight-asian="normal" style:font-weight-complex="normal"/>
    </style:style>
    <style:style style:name="T22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b08dc4" style:text-blinking="false" fo:background-color="#ffffff" loext:char-shading-value="0" style:font-weight-asian="normal" style:font-weight-complex="normal"/>
    </style:style>
    <style:style style:name="T22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b34084" style:text-blinking="false" fo:background-color="#ffffff" loext:char-shading-value="0" style:font-weight-asian="normal" style:font-weight-complex="normal"/>
    </style:style>
    <style:style style:name="T22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b46b65" style:text-blinking="false" fo:background-color="#ffffff" loext:char-shading-value="0" style:font-weight-asian="normal" style:font-weight-complex="normal"/>
    </style:style>
    <style:style style:name="T22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b61dbe" style:text-blinking="false" fo:background-color="#ffffff" loext:char-shading-value="0" style:font-weight-asian="normal" style:font-weight-complex="normal"/>
    </style:style>
    <style:style style:name="T22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b7f802" style:text-blinking="false" fo:background-color="#ffffff" loext:char-shading-value="0" style:font-weight-asian="normal" style:font-weight-complex="normal"/>
    </style:style>
    <style:style style:name="T22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bb39ed" style:text-blinking="false" fo:background-color="#ffffff" loext:char-shading-value="0" style:font-weight-asian="normal" style:font-weight-complex="normal"/>
    </style:style>
    <style:style style:name="T22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b7f11d" style:text-blinking="false" fo:background-color="#ffffff" loext:char-shading-value="0" style:font-weight-asian="normal" style:font-weight-complex="normal"/>
    </style:style>
    <style:style style:name="T23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b98226" style:text-blinking="false" fo:background-color="#ffffff" loext:char-shading-value="0" style:font-weight-asian="normal" style:font-weight-complex="normal"/>
    </style:style>
    <style:style style:name="T23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bb19b6" style:text-blinking="false" fo:background-color="#ffffff" loext:char-shading-value="0" style:font-weight-asian="normal" style:font-weight-complex="normal"/>
    </style:style>
    <style:style style:name="T23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552abc" style:text-blinking="false" fo:background-color="#ffffff" loext:char-shading-value="0" style:font-weight-asian="normal" style:font-weight-complex="normal"/>
    </style:style>
    <style:style style:name="T23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c81486" style:text-blinking="false" fo:background-color="#ffffff" loext:char-shading-value="0" style:font-weight-asian="normal" style:font-weight-complex="normal"/>
    </style:style>
    <style:style style:name="T23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b7f11d" style:text-blinking="false" fo:background-color="#ffffff" loext:char-shading-value="0" style:font-style-asian="normal" style:font-weight-asian="normal" style:font-style-complex="normal" style:font-weight-complex="normal"/>
    </style:style>
    <style:style style:name="T23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aa5e4e" style:text-blinking="false" fo:background-color="#ffff00" loext:char-shading-value="0" style:font-weight-asian="normal" style:font-weight-complex="normal"/>
    </style:style>
    <style:style style:name="T23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a4bb65" style:text-blinking="false" fo:background-color="#ffff00" loext:char-shading-value="0" style:font-weight-asian="normal" style:font-weight-complex="normal"/>
    </style:style>
    <style:style style:name="T23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a68796" style:text-blinking="false" fo:background-color="#ffff00" loext:char-shading-value="0" style:font-weight-asian="normal" style:font-weight-complex="normal"/>
    </style:style>
    <style:style style:name="T23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a6fc26" style:text-blinking="false" fo:background-color="#ffff00" loext:char-shading-value="0" style:font-weight-asian="normal" style:font-weight-complex="normal"/>
    </style:style>
    <style:style style:name="T23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a8f3b7" style:text-blinking="false" fo:background-color="#ffff00" loext:char-shading-value="0" style:font-weight-asian="normal" style:font-weight-complex="normal"/>
    </style:style>
    <style:style style:name="T24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ae599b" style:text-blinking="false" fo:background-color="#ffff00" loext:char-shading-value="0" style:font-weight-asian="normal" style:font-weight-complex="normal"/>
    </style:style>
    <style:style style:name="T24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b20197" style:text-blinking="false" fo:background-color="#ffff00" loext:char-shading-value="0" style:font-weight-asian="normal" style:font-weight-complex="normal"/>
    </style:style>
    <style:style style:name="T24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b46b65" style:text-blinking="false" fo:background-color="#ffff00" loext:char-shading-value="0" style:font-weight-asian="normal" style:font-weight-complex="normal"/>
    </style:style>
    <style:style style:name="T24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b7f11d" style:text-blinking="false" fo:background-color="#ffff00" loext:char-shading-value="0" style:font-weight-asian="normal" style:font-weight-complex="normal"/>
    </style:style>
    <style:style style:name="T24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b61dbe" style:text-blinking="false" fo:background-color="#ffff00" loext:char-shading-value="0" style:font-weight-asian="normal" style:font-weight-complex="normal"/>
    </style:style>
    <style:style style:name="T24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b7f802" style:text-blinking="false" fo:background-color="#ffff00" loext:char-shading-value="0" style:font-weight-asian="normal" style:font-weight-complex="normal"/>
    </style:style>
    <style:style style:name="T24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b98226" style:text-blinking="false" fo:background-color="#ffff00" loext:char-shading-value="0" style:font-weight-asian="normal" style:font-weight-complex="normal"/>
    </style:style>
    <style:style style:name="T24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bbf294" style:text-blinking="false" fo:background-color="#ffff00" loext:char-shading-value="0" style:font-weight-asian="normal" style:font-weight-complex="normal"/>
    </style:style>
    <style:style style:name="T24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552abc" style:text-blinking="false" fo:background-color="#ffff00" loext:char-shading-value="0" style:font-weight-asian="normal" style:font-weight-complex="normal"/>
    </style:style>
    <style:style style:name="T24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c81486" style:text-blinking="false" fo:background-color="#ffff00" loext:char-shading-value="0" style:font-weight-asian="normal" style:font-weight-complex="normal"/>
    </style:style>
    <style:style style:name="T25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c81486" style:text-blinking="false" fo:background-color="transparent" loext:char-shading-value="0" style:font-weight-asian="normal" style:font-weight-complex="normal"/>
    </style:style>
    <style:style style:name="T251" style:family="text">
      <style:text-properties fo:font-variant="normal" fo:text-transform="none" fo:color="#000000" loext:opacity="100%" style:text-line-through-style="none" style:text-line-through-type="none" fo:font-style="italic" style:text-underline-style="none" fo:font-weight="normal" officeooo:rsid="00b7f11d" style:text-blinking="false" fo:background-color="#ffffff" loext:char-shading-value="0" style:font-style-asian="italic" style:font-weight-asian="normal" style:font-style-complex="italic" style:font-weight-complex="normal"/>
    </style:style>
    <style:style style:name="T252" style:family="text">
      <style:text-properties officeooo:rsid="00956a6d"/>
    </style:style>
    <style:style style:name="T253" style:family="text">
      <style:text-properties officeooo:rsid="009c9598"/>
    </style:style>
    <style:style style:name="T254" style:family="text">
      <style:text-properties fo:color="#000000" loext:opacity="100%" style:text-line-through-style="none" style:text-line-through-type="none" style:text-underline-style="none" fo:font-weight="normal" officeooo:rsid="007fb14d" fo:background-color="transparent" loext:char-shading-value="0" style:font-weight-asian="normal" style:font-weight-complex="normal"/>
    </style:style>
    <style:style style:name="T255" style:family="text">
      <style:text-properties fo:color="#000000" loext:opacity="100%" style:text-line-through-style="none" style:text-line-through-type="none" style:text-underline-style="none" fo:font-weight="normal" officeooo:rsid="00803005" fo:background-color="transparent" loext:char-shading-value="0" style:font-weight-asian="normal" style:font-weight-complex="normal"/>
    </style:style>
    <style:style style:name="T256" style:family="text">
      <style:text-properties fo:color="#000000" loext:opacity="100%" style:text-line-through-style="none" style:text-line-through-type="none" style:text-underline-style="none" fo:font-weight="normal" officeooo:rsid="00803005" fo:background-color="#ffff00" loext:char-shading-value="0" style:font-weight-asian="normal" style:font-weight-complex="normal"/>
    </style:style>
    <style:style style:name="T257" style:family="text">
      <style:text-properties fo:color="#000000" loext:opacity="100%" style:text-line-through-style="none" style:text-line-through-type="none" style:text-underline-style="none" fo:font-weight="normal" officeooo:rsid="008b62ac" style:font-weight-asian="normal" style:font-weight-complex="normal"/>
    </style:style>
    <style:style style:name="T258" style:family="text">
      <style:text-properties fo:color="#000000" loext:opacity="100%" style:text-line-through-style="none" style:text-line-through-type="none" style:text-underline-style="none" fo:font-weight="normal" officeooo:rsid="0096b920" style:font-weight-asian="normal" style:font-weight-complex="normal"/>
    </style:style>
    <style:style style:name="T259" style:family="text">
      <style:text-properties fo:color="#000000" loext:opacity="100%" style:text-line-through-style="none" style:text-line-through-type="none" style:text-underline-style="none" fo:font-weight="normal" officeooo:rsid="008c43f9" style:font-weight-asian="normal" style:font-weight-complex="normal"/>
    </style:style>
    <style:style style:name="T260" style:family="text">
      <style:text-properties fo:color="#000000" loext:opacity="100%" style:text-line-through-style="none" style:text-line-through-type="none" style:text-underline-style="none" fo:font-weight="normal" officeooo:rsid="009a7dcb" style:font-weight-asian="normal" style:font-weight-complex="normal"/>
    </style:style>
    <style:style style:name="T261" style:family="text">
      <style:text-properties fo:language="pt" fo:country="BR" style:language-asian="pt" style:country-asian="BR"/>
    </style:style>
    <style:style style:name="T262" style:family="text">
      <style:text-properties fo:language="pt" fo:country="BR" officeooo:rsid="0025487e" style:language-asian="pt" style:country-asian="BR"/>
    </style:style>
    <style:style style:name="T263" style:family="text">
      <style:text-properties fo:language="pt" fo:country="BR" officeooo:rsid="0027d6a0" style:language-asian="pt" style:country-asian="BR"/>
    </style:style>
    <style:style style:name="T264" style:family="text">
      <style:text-properties fo:language="pt" fo:country="BR" officeooo:rsid="003b5c8f" style:language-asian="pt" style:country-asian="BR"/>
    </style:style>
    <style:style style:name="T265" style:family="text">
      <style:text-properties fo:language="pt" fo:country="BR" officeooo:rsid="0022b0d1" style:language-asian="pt" style:country-asian="BR"/>
    </style:style>
    <style:style style:name="T266" style:family="text">
      <style:text-properties fo:language="pt" fo:country="BR" officeooo:rsid="00288595" style:language-asian="pt" style:country-asian="BR"/>
    </style:style>
    <style:style style:name="T267" style:family="text">
      <style:text-properties fo:language="pt" fo:country="BR" officeooo:rsid="0023ee60" style:language-asian="pt" style:country-asian="BR"/>
    </style:style>
    <style:style style:name="T268" style:family="text">
      <style:text-properties fo:language="pt" fo:country="BR" officeooo:rsid="004c8f67" style:language-asian="pt" style:country-asian="BR"/>
    </style:style>
    <style:style style:name="T269" style:family="text">
      <style:text-properties fo:language="pt" fo:country="BR" officeooo:rsid="001f5d24" style:language-asian="pt" style:country-asian="BR"/>
    </style:style>
    <style:style style:name="T270" style:family="text">
      <style:text-properties fo:language="pt" fo:country="BR" officeooo:rsid="004f765d" style:language-asian="pt" style:country-asian="BR"/>
    </style:style>
    <style:style style:name="T271" style:family="text">
      <style:text-properties fo:language="pt" fo:country="BR" officeooo:rsid="004ff1f7" style:language-asian="pt" style:country-asian="BR"/>
    </style:style>
    <style:style style:name="T272" style:family="text">
      <style:text-properties fo:language="pt" fo:country="BR" officeooo:rsid="0036e863" style:language-asian="pt" style:country-asian="BR"/>
    </style:style>
    <style:style style:name="T273" style:family="text">
      <style:text-properties fo:language="pt" fo:country="BR" officeooo:rsid="00507d8f" style:language-asian="pt" style:country-asian="BR"/>
    </style:style>
    <style:style style:name="T274" style:family="text">
      <style:text-properties fo:language="pt" fo:country="BR" officeooo:rsid="00513255" style:language-asian="pt" style:country-asian="BR"/>
    </style:style>
    <style:style style:name="T275" style:family="text">
      <style:text-properties fo:language="pt" fo:country="BR" officeooo:rsid="002c34e6" style:language-asian="pt" style:country-asian="BR"/>
    </style:style>
    <style:style style:name="T276" style:family="text">
      <style:text-properties fo:language="pt" fo:country="BR" officeooo:rsid="004ce999" style:language-asian="pt" style:country-asian="BR"/>
    </style:style>
    <style:style style:name="T277" style:family="text">
      <style:text-properties fo:language="pt" fo:country="BR" officeooo:rsid="003cdf1d" style:language-asian="pt" style:country-asian="BR"/>
    </style:style>
    <style:style style:name="T278" style:family="text">
      <style:text-properties fo:language="pt" fo:country="BR" officeooo:rsid="0051bcd1" style:language-asian="pt" style:country-asian="BR"/>
    </style:style>
    <style:style style:name="T279" style:family="text">
      <style:text-properties fo:language="pt" fo:country="BR" officeooo:rsid="0053ae50" style:language-asian="pt" style:country-asian="BR"/>
    </style:style>
    <style:style style:name="T280" style:family="text">
      <style:text-properties fo:language="pt" fo:country="BR" officeooo:rsid="00376b3f" style:language-asian="pt" style:country-asian="BR"/>
    </style:style>
    <style:style style:name="T281" style:family="text">
      <style:text-properties fo:language="pt" fo:country="BR" officeooo:rsid="00322bc5" style:language-asian="pt" style:country-asian="BR"/>
    </style:style>
    <style:style style:name="T282" style:family="text">
      <style:text-properties fo:language="pt" fo:country="BR" officeooo:rsid="00385798" style:language-asian="pt" style:country-asian="BR"/>
    </style:style>
    <style:style style:name="T283" style:family="text">
      <style:text-properties fo:language="pt" fo:country="BR" officeooo:rsid="00491d39" style:language-asian="pt" style:country-asian="BR"/>
    </style:style>
    <style:style style:name="T284" style:family="text">
      <style:text-properties fo:language="pt" fo:country="BR" officeooo:rsid="00398cba" style:language-asian="pt" style:country-asian="BR"/>
    </style:style>
    <style:style style:name="T285" style:family="text">
      <style:text-properties fo:language="pt" fo:country="BR" officeooo:rsid="00399d1d" style:language-asian="pt" style:country-asian="BR"/>
    </style:style>
    <style:style style:name="T286" style:family="text">
      <style:text-properties fo:language="pt" fo:country="BR" officeooo:rsid="003a55ae" style:language-asian="pt" style:country-asian="BR"/>
    </style:style>
    <style:style style:name="T287" style:family="text">
      <style:text-properties fo:language="pt" fo:country="BR" officeooo:rsid="0022b0d1" fo:background-color="#ffff00" loext:char-shading-value="0" style:language-asian="pt" style:country-asian="BR"/>
    </style:style>
    <style:style style:name="T288" style:family="text">
      <style:text-properties fo:language="pt" fo:country="BR" officeooo:rsid="0036e863" fo:background-color="#ff4000" loext:char-shading-value="0" style:language-asian="pt" style:country-asian="BR"/>
    </style:style>
    <style:style style:name="T289" style:family="text">
      <style:text-properties fo:language="pt" fo:country="BR" officeooo:rsid="00491d39" fo:background-color="#00a933" loext:char-shading-value="0" style:language-asian="pt" style:country-asian="BR"/>
    </style:style>
    <style:style style:name="T290" style:family="text">
      <style:text-properties fo:language="pt" fo:country="BR" officeooo:rsid="00399d1d" fo:background-color="#3faf46" loext:char-shading-value="0" style:language-asian="pt" style:country-asian="BR"/>
    </style:style>
    <style:style style:name="T291" style:family="text">
      <style:text-properties fo:language="pt" fo:country="BR" officeooo:rsid="00491d39" fo:background-color="#3faf46" loext:char-shading-value="0" style:language-asian="pt" style:country-asian="BR"/>
    </style:style>
    <style:style style:name="T292" style:family="text">
      <style:text-properties style:text-underline-style="solid" style:text-underline-width="auto" style:text-underline-color="font-color" fo:font-weight="normal" officeooo:rsid="0054acfe" style:font-weight-asian="normal" style:font-weight-complex="normal"/>
    </style:style>
    <style:style style:name="T293" style:family="text">
      <style:text-properties style:text-underline-style="solid" style:text-underline-width="auto" style:text-underline-color="font-color" fo:font-weight="normal" officeooo:rsid="00555115" style:font-weight-asian="normal" style:font-weight-complex="normal"/>
    </style:style>
    <style:style style:name="T294" style:family="text">
      <style:text-properties officeooo:rsid="00d28ce9"/>
    </style:style>
    <style:style style:name="T295" style:family="text">
      <style:text-properties officeooo:rsid="00ef4ded"/>
    </style:style>
    <style:style style:name="T296" style:family="text">
      <style:text-properties officeooo:rsid="00f04b4d"/>
    </style:style>
    <style:style style:name="T29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1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Referencial Teórico</text:p>
      <text:p text:style-name="P1">Eixo Fragmentação</text:p>
      <text:p text:style-name="P4">0) História da fragmentação</text:p>
      <text:p text:style-name="P5">1) o que é (fahrig)</text:p>
      <text:p text:style-name="P4">2) padrão global</text:p>
      <text:p text:style-name="P4">3) efeitos da fragmentação</text:p>
      <text:p text:style-name="P4"><text:s/>terminar na chuva de sementes!</text:p>
      <text:p text:style-name="P28"/>
      <text:p text:style-name="P6"><text:span text:style-name="T99">A fragmentação, </text:span><text:span text:style-name="T100">de um ponto de vista histórico,</text:span><text:span text:style-name="T99"> é um processo associado ao uso da terra </text:span><text:span text:style-name="T100">com</text:span><text:span text:style-name="T101"> fin</text:span><text:span text:style-name="T100">alidades </text:span><text:span text:style-name="T101">econômicos e/</text:span><text:span text:style-name="T100">ou</text:span><text:span text:style-name="T101"> sociais, remo</text:span><text:span text:style-name="T102">n</text:span><text:span text:style-name="T101">ta</text:span><text:span text:style-name="T103">ndo</text:span><text:span text:style-name="T101"> </text:span><text:span text:style-name="T103">a</text:span><text:span text:style-name="T101"> colonização </text:span><text:span text:style-name="T102">histór</text:span><text:span text:style-name="T117">ica</text:span><text:span text:style-name="T102"> dos ambientes </text:span><text:span text:style-name="T132">(</text:span><text:span text:style-name="T133">Lunt e Sponner 2005</text:span><text:span text:style-name="T101">). </text:span><text:span text:style-name="T104">Atualmente, </text:span><text:span text:style-name="T105">esse processo</text:span><text:span text:style-name="T104"> é um das principais ameças a biodiversidade e entre os fatores </text:span><text:span text:style-name="T106">antropogênicos causadores</text:span><text:span text:style-name="T104">, a produção de commodities </text:span><text:span text:style-name="T106">é r</text:span><text:span text:style-name="T104">esponsável </text:span><text:span text:style-name="T107">sozinha,</text:span><text:span text:style-name="T104"> p</text:span><text:span text:style-name="T108">or</text:span><text:span text:style-name="T104"> ¼ </text:span><text:span text:style-name="T108">do desmatamento das</text:span><text:span text:style-name="T104"> florestas </text:span><text:span text:style-name="T106">d</text:span><text:span text:style-name="T108">o </text:span><text:span text:style-name="T106">globo</text:span><text:span text:style-name="T104"> </text:span><text:span text:style-name="T106">(</text:span><text:span text:style-name="T134">Curtis et al., 2018</text:span><text:span text:style-name="T106">). </text:span><text:span text:style-name="T105">A fragmentação</text:span><text:span text:style-name="T109"> </text:span><text:span text:style-name="T103">é</text:span><text:span text:style-name="T109"> </text:span><text:span text:style-name="T108">ainda mais notóri</text:span><text:span text:style-name="T105">a</text:span><text:span text:style-name="T108">, em ambientes tropicais, </text:span><text:span text:style-name="T110">colocando em risco os serviços</text:span><text:span text:style-name="T111"> ecossistêmic</text:span><text:span text:style-name="T112">o</text:span><text:span text:style-name="T111">s que eles fornecem</text:span><text:span text:style-name="T110"> e a boa parte da biodiversidade </text:span><text:span text:style-name="T113">mundial</text:span><text:span text:style-name="T111"> (</text:span><text:span text:style-name="T135">Lewis et al., 2015</text:span><text:span text:style-name="T111">). </text:span><text:span text:style-name="T114">Estudos como o de </text:span><text:span text:style-name="T136">Taubert et al., 2018</text:span><text:span text:style-name="T114">, apontam que para essas áreas, o ponto crítico de percolação está cada vez mais próximo devido ao desmatamento </text:span><text:span text:style-name="T103">e</text:span><text:span text:style-name="T114"> uso insustentável da terra.</text:span></text:p>
      <text:p text:style-name="P7"><text:span text:style-name="T112">Com</text:span><text:span text:style-name="T114"> esses dados alarmantes, é </text:span><text:span text:style-name="T105">explícito</text:span><text:span text:style-name="T114"> a necessidade de um amplo entendimento biológico sobre a fragmentação,</text:span><text:span text:style-name="T118"> suas métricas e efeitos</text:span><text:span text:style-name="T114">. Entretanto, essa é uma </text:span><text:span text:style-name="T118">questão em discussão na acadêmia </text:span><text:span text:style-name="T119">(</text:span><text:span text:style-name="T149">Fahrig, 2003, Fahrig, 20</text:span><text:span text:style-name="T150">17, </text:span><text:span text:style-name="T149">Fahrig, 20</text:span><text:span text:style-name="T150">19, Flechter …, </text:span><text:span text:style-name="T137">Miller-R, 2019, </text:span><text:span text:style-name="T146">Martin et al., 2018, Sauro et al 2020</text:span><text:span text:style-name="T119">)</text:span><text:span text:style-name="T118">. </text:span><text:span text:style-name="T120">Para </text:span><text:span text:style-name="T151">Fahring, 2003</text:span><text:span text:style-name="T120">, o conceito </text:span><text:span text:style-name="T105">biológico </text:span><text:span text:style-name="T120">d</text:span><text:span text:style-name="T117">a</text:span><text:span text:style-name="T120"> fragmentação </text:span><text:span text:style-name="T112">como um processo de transformação do habitat em pequenos </text:span><text:soft-page-break/><text:span text:style-name="T112">patchs menores com área </text:span><text:span text:style-name="T121">total menor</text:span><text:span text:style-name="T112">, </text:span><text:span text:style-name="T120">está erroneamente conectado a quantidade de habitat </text:span><text:span text:style-name="T121">e provoca</text:span><text:span text:style-name="T120"> um entendimento equivocado sobre os efeitos da “fragmentação per s</text:span><text:span text:style-name="T122">e”</text:span><text:span text:style-name="T120">. </text:span><text:span text:style-name="T115">Nessa revisão de literatura, ela argumenta que </text:span><text:span text:style-name="T121">a confusão sobre esses dois conceitos (fragmentação per s</text:span><text:span text:style-name="T122">e</text:span><text:span text:style-name="T121"> e perda de habitat) se deve </text:span><text:span text:style-name="T115">a falta de mensurações </text:span><text:span text:style-name="T121">corretas</text:span><text:span text:style-name="T115"> sobre fragmentação </text:span><text:span text:style-name="T121">como fenômeno separado da perda de habitat</text:span><text:span text:style-name="T115">. </text:span><text:span text:style-name="T112">Posteriormente</text:span><text:span text:style-name="T115">, </text:span><text:span text:style-name="T152">Fahrig 2017</text:span><text:span text:style-name="T115"> demonstra que os efeitos da fragmentação são, </text:span><text:span text:style-name="T121">em sua maioria,</text:span><text:span text:style-name="T115"> positivos na biodiversidade e que somente a perda de habitat é significativamente negativa. </text:span><text:span text:style-name="T121">Este estudo tamb</text:span><text:span text:style-name="T123">é</text:span><text:span text:style-name="T121">m argumenta que </text:span><text:span text:style-name="T105">os </text:span><text:span text:style-name="T115">efeitos positivos </text:span><text:span text:style-name="T121">da fragmentação per s</text:span><text:span text:style-name="T122">e</text:span><text:span text:style-name="T121"> </text:span><text:span text:style-name="T115">são independentes de táxons, biomas e da classificação </text:span><text:span text:style-name="T124">sobre as </text:span><text:span text:style-name="T115">espécies ameaçadas da IUCN.</text:span></text:p>
      <text:p text:style-name="P8"><text:span text:style-name="T115">A</text:span><text:span text:style-name="T116">pesar de apoiado por diversos autores (</text:span><text:span text:style-name="T143">Melo et al 2017</text:span><text:span text:style-name="T137">, </text:span><text:span text:style-name="T146">Gardiner et al., 2018, </text:span><text:span text:style-name="T137">watling et al,)</text:span><text:span text:style-name="T156"> </text:span><text:span text:style-name="T157">existe também outros estudos que </text:span><text:span text:style-name="T166">descordam desse ponto de vista e </text:span><text:span text:style-name="T157">argumentam que o efeito da fragmentação é negativo </text:span><text:span text:style-name="T158">para a biodiversidade </text:span><text:span text:style-name="T138">(</text:span><text:span text:style-name="T144">Bueno &amp; Peres, 2018, Puttker et al., </text:span><text:span text:style-name="T145">Evju et al., </text:span><text:span text:style-name="T146">Saura 2020, </text:span><text:span text:style-name="T138">)</text:span><text:span text:style-name="T157">. </text:span><text:span text:style-name="T158">Um dos estudos expoentes dessa perspectiva, </text:span><text:span text:style-name="T139">Flechter 2019</text:span><text:span text:style-name="T157"> </text:span><text:span text:style-name="T159">aponta possíveis falhas e vieses </text:span><text:span text:style-name="T160">em </text:span><text:span text:style-name="T140">Fahrig 2017</text:span><text:span text:style-name="T159"> que, </text:span><text:span text:style-name="T160">por fim, levaram a “evidências insuficientes na afirmação </text:span><text:span text:style-name="T177">de que os efeitos da fragmentação do habitat são amplamente positivos”</text:span><text:span text:style-name="T254">. </text:span><text:span text:style-name="T255">Além dele, artigos recentes como </text:span><text:span text:style-name="T256">Puttker et al.</text:span><text:span text:style-name="T255">,</text:span><text:span text:style-name="T161"> argumentam e demonstram que há uma associação forte entre variáveis de quantidade de habitat (especificamente, </text:span><text:span text:style-name="T167">o</text:span><text:span text:style-name="T162"> gradiente de </text:span><text:span text:style-name="T161">cobertura florestal) e variáveis de fragmentação (no caso, principalmente, o efeito de borda). O que leva a percepção da necessidade de mais estudos aprofundados sobre a hipótese de quantidade de habitat </text:span><text:span text:style-name="T163">(</text:span><text:span text:style-name="T164">veja</text:span><text:span text:style-name="T141"> Fahrig, 2013</text:span><text:span text:style-name="T163">) </text:span><text:span text:style-name="T161">e a fragmentação.</text:span></text:p>
      <text:p text:style-name="P9"><text:span text:style-name="T161">Diante do exposto, </text:span><text:span text:style-name="T166">é necessário amplo cuidado ao generalizar efeitos e tendências da fragmentação. Em regiões temperadas, por exemplo, </text:span><text:span text:style-name="T147">Jamoneau et al., 2011</text:span><text:span text:style-name="T166"> defende</text:span><text:span text:style-name="T168">m</text:span><text:span text:style-name="T166"> que a</text:span><text:span text:style-name="T169">pesar da heterogeneidade dos fragmentos ser a variável que está correlacionada </text:span><text:soft-page-break/><text:span text:style-name="T169">significativamente com a riqueza de espécies (como defendido por </text:span><text:span text:style-name="T147">Fahrig 2017</text:span><text:span text:style-name="T169">),</text:span><text:span text:style-name="T166"> </text:span><text:span text:style-name="T169">a área do fragmento e a idade dele são fatores que influ</text:span><text:span text:style-name="T167">e</text:span><text:span text:style-name="T169">ncia</text:span><text:span text:style-name="T167">m</text:span><text:span text:style-name="T169"> a própria heterogeneidade dos fragmentos (como defendido por </text:span><text:span text:style-name="T147">Flechter 201</text:span><text:span text:style-name="T148">8</text:span><text:span text:style-name="T169">).</text:span><text:span text:style-name="T170"> </text:span><text:span text:style-name="T165">É</text:span><text:span text:style-name="T162"> </text:span><text:span text:style-name="T167">fundamental</text:span><text:span text:style-name="T162">, </text:span><text:span text:style-name="T165">por fim, </text:span><text:span text:style-name="T162">ressaltar que os estudos concordam com a relação significativamente negativa da perda de habitat com a biodiversidade (</text:span><text:span text:style-name="T142">Fahrig 2003, Fahrig 2013, Watling, Flecther 2019, Putkker et al., 2020).</text:span></text:p>
      <text:p text:style-name="P10"><text:span text:style-name="T171">A</text:span><text:span text:style-name="T172">pesar</text:span><text:span text:style-name="T171"> do </text:span><text:span text:style-name="T173">apresentado</text:span><text:span text:style-name="T174">, é inegável que a fragmentação seja ela per se ou não, é responsável por alterar padrões abióticos e bióticos da comunidade. </text:span><text:span text:style-name="T171">C</text:span><text:span text:style-name="T125">om foco em sistemas vegetais, </text:span><text:span text:style-name="T126">a fragmentação é </text:span><text:span text:style-name="T127">responsável </text:span><text:span text:style-name="T128">por </text:span><text:span text:style-name="T127">modificar </text:span><text:span text:style-name="T128">a riqueza de plantas</text:span><text:span text:style-name="T127"> favorecendo determinadas espécies</text:span><text:span text:style-name="T129"> (</text:span><text:span text:style-name="T153">eg </text:span><text:span text:style-name="T154">Laurance et al., 2006</text:span><text:span text:style-name="T129">)</text:span><text:span text:style-name="T127">, alterar padrões de dispersão das sementes e da própria chuva de</text:span><text:span text:style-name="T257"> sementes </text:span><text:span text:style-name="T258">(</text:span><text:span text:style-name="T178">Melo et al., </text:span><text:span text:style-name="T179">Pfeifer)</text:span><text:span text:style-name="T180">, </text:span><text:span text:style-name="T181">entre tantas outras alterações</text:span><text:span text:style-name="T259">. </text:span><text:span text:style-name="T260">Es</text:span><text:span text:style-name="T130">sas mudanças são amplas, indo até a extinções locais e alteração da estrutura genética das populações de plantas (</text:span><text:span text:style-name="T155">Honnay et al., 2005</text:span><text:span text:style-name="T130">). </text:span></text:p>
      <text:p text:style-name="P29"/>
      <text:p text:style-name="P10"><text:span text:style-name="T131">Ei</text:span><text:span text:style-name="T292">xo Chuva de sementes</text:span></text:p>
      <text:p text:style-name="P17">1) o q é <text:span text:style-name="T252">sementes</text:span></text:p>
      <text:p text:style-name="P18">1.1) O que é chuva de sementes</text:p>
      <text:p text:style-name="P18">1.2) Diferença entre chuva e banco de sementes</text:p>
      <text:p text:style-name="P17">2) importância e papel ecológico</text:p>
      <text:p text:style-name="P17">3) <text:span text:style-name="T253">a fragmentação na chuva de sementes</text:span></text:p>
      <text:p text:style-name="P30"/>
      <text:p text:style-name="P42"><text:bookmark text:name="docs-internal-guid-1fc2b9e9-7fff-2383-1d3a-f683c6519a45"/><text:soft-page-break/><text:span text:style-name="T232">A semente é um óvulo fertilizado que possui grandes diferenças físicas entre as espécies. As suas características bioquímicas, morfológicas e biológicas desempenham um importante papel no sucesso da plântula, podendo apresentar uma vasta diversidade estrutural (</text:span><text:span text:style-name="T248">Oliveira, 2012</text:span><text:span text:style-name="T232">). É composta pelo embrião revestido pelo tegumento, denominado teca, e sua obtenção foi um salto evolutivo na história das plantas, pois permitiu que existissem vantagens adaptativas na resistência do embrião, dispersão, entre outras características (</text:span><text:span text:style-name="T248">Taiz et al., 2017</text:span><text:span text:style-name="T232">).</text:span></text:p>
      <text:p text:style-name="P42"><text:span text:style-name="T212">Definida biologicamente como </text:span><text:span text:style-name="T213">o conjunto de sementes de uma área </text:span><text:span text:style-name="T214">em um certo tempo</text:span><text:span text:style-name="T212">, a chuva das sementes é um </text:span><text:span text:style-name="T214">processo-chave para a manutenção da biodiversidade (</text:span><text:span text:style-name="T235">Usar a Tese de doutorado- Batillani 2010</text:span><text:span text:style-name="T236">)</text:span><text:span text:style-name="T214">. </text:span><text:span text:style-name="T215">Neste processo, as sementes podem ser dispersas </text:span><text:span text:style-name="T216">ativamente </text:span><text:span text:style-name="T215">por outros organismos (dispersão zoocórica </text:span><text:span text:style-name="T217">ou autocórica</text:span><text:span text:style-name="T215">) ou por fatores abióticos (dispersão abiótica), e há também aquelas sementes onde não ocorre dispersão, chamadas de locais </text:span><text:span text:style-name="T216">(</text:span><text:span text:style-name="T237">Webb e Peart </text:span><text:span text:style-name="T238">2001</text:span><text:span text:style-name="T216">). Quando a semente cai no chão, existe um</text:span><text:span text:style-name="T218">a série de requisitos que precisam ser cumpridos para que germinem, indo desde obtenção d</text:span><text:span text:style-name="T219">a concentração necessária de</text:span><text:span text:style-name="T218"> água, luminosidade adequada, entre outros fatores. Enquanto a germinação não acontece, a semente contínua no solo e constitui o banco de sementes </text:span><text:span text:style-name="T217">(</text:span><text:span text:style-name="T239">Fenner &amp; Thompson)</text:span><text:span text:style-name="T218">.</text:span></text:p>
      <text:p text:style-name="P43"><text:span text:style-name="T218">Tanto a chuva quanto o banco de sementes, são etapas </text:span><text:span text:style-name="T217">de</text:span><text:span text:style-name="T218"> bastante relevância </text:span><text:span text:style-name="T217">a </text:span><text:span text:style-name="T218">nível dos indivíduo, </text:span><text:span text:style-name="T220">da população</text:span><text:span text:style-name="T218"> e da comunidade (</text:span><text:span text:style-name="T239">leck &amp; shurt</text:span><text:span text:style-name="T218">). </text:span><text:span text:style-name="T221">Elas são responsáveis por garantir o crescimento da próxima geração de plantas, </text:span><text:span text:style-name="T222">indicam a composição e espacialização das espécies das plantas na comunidade </text:span><text:span text:style-name="T221">e, em áreas degradadas, permit</text:span><text:span text:style-name="T223">em</text:span><text:span text:style-name="T221"> o reflorestamento natural (</text:span><text:span text:style-name="T240">Martínez-Ramos, <text:s/>et al., </text:span><text:span text:style-name="T241">Pakeman &amp; Small 2005</text:span><text:span text:style-name="T221">). </text:span><text:span text:style-name="T210">A relação entre eles </text:span><text:span text:style-name="T211">depende de diversos fatores como, por exemplo, taxas de predação da sementes </text:span><text:span text:style-name="T225">(</text:span><text:span text:style-name="T242">Grombone-</text:span><text:span text:style-name="T243">etal.,</text:span><text:span text:style-name="T225">) </text:span><text:span text:style-name="T226">ou atividades patogênicas de fungos (</text:span><text:span text:style-name="T243">Dalling et al</text:span><text:span text:style-name="T244">)</text:span><text:span text:style-name="T226">, assim nem toda semente </text:span><text:span text:style-name="T227">advinda</text:span><text:span text:style-name="T226"> dá chuva de sementes, </text:span><text:span text:style-name="T227">seja ela local ou dispersa por </text:span><text:soft-page-break/><text:span text:style-name="T227">autocória ou zo</text:span><text:span text:style-name="T228">o</text:span><text:span text:style-name="T227">c</text:span><text:span text:style-name="T228">ó</text:span><text:span text:style-name="T227">oria, </text:span><text:span text:style-name="T226">consegue perdurar no banco. De modo ilustrativo, neste último estudo, </text:span><text:span text:style-name="T229">a perda de sementes foi acima</text:span><text:span text:style-name="T226"> de 90% </text:span><text:span text:style-name="T229">para as espécies (</text:span><text:span text:style-name="T251">Miconia argentea </text:span><text:span text:style-name="T234">e </text:span><text:span text:style-name="T251">Cecropia insignis</text:span><text:span text:style-name="T229">).</text:span></text:p>
      <text:p text:style-name="P44"><text:span text:style-name="T223">Focando especificamente na chuva de sementes, </text:span><text:span text:style-name="T224">a relação das síndromes de dispersão com a quantidade dispersores, os efeitos da fragmentação e variações sazonais são apenas alguns dos temas </text:span><text:span text:style-name="T227">amplamente </text:span><text:span text:style-name="T224">explorados </text:span><text:span text:style-name="T227">na comunidade científica</text:span><text:span text:style-name="T224"> (</text:span><text:span text:style-name="T245">Melo et al., 2006, Melot et al., 2010encher de gente</text:span><text:span text:style-name="T224">). </text:span><text:span text:style-name="T227">Iniciando pela fragmentação, </text:span><text:span text:style-name="T246">Tabarreli et al </text:span><text:span text:style-name="T247">2008 </text:span><text:span text:style-name="T246">e Laurance et al </text:span><text:span text:style-name="T247">2006</text:span><text:span text:style-name="T230">, </text:span><text:span text:style-name="T228">argumentam </text:span><text:span text:style-name="T230">que os efeitos de borda modificam a chuva de sementes, levando a uma contínua colonização do ambiente </text:span><text:span text:style-name="T231">por</text:span><text:span text:style-name="T230"> árvores </text:span><text:span text:style-name="T231">pioneiras</text:span><text:span text:style-name="T230">.</text:span><text:span text:style-name="T230"><office:annotation office:name="__Annotation__1702_3546090481" loext:resolved="false"><dc:creator>Autor desconhecido</dc:creator><dc:date>2021-02-08T08:36:48.701000000</dc:date><text:p text:style-name="P53"><text:span text:style-name="T297">Dividi aqui e fazer 2 parágrafos, o primeiro falando só sobre fragmentação e chuva e o debaixo falando sobre a dispersão </text:span></text:p></office:annotation></text:span><text:span text:style-name="T230"> </text:span><office:annotation-end office:name="__Annotation__1702_3546090481"/><text:span text:style-name="T230">Esse mesmo efeito de borda, em conjunto c</text:span><text:span text:style-name="T231">o</text:span><text:span text:style-name="T230">m a baixa permeabilidade das matrizes entre fragmentos florestais, </text:span><text:span text:style-name="T231">conduzem</text:span><text:span text:style-name="T230"> a uma redução da dispersão zoocórica, principalmente por frugívoros de grande porte </text:span><text:span text:style-name="T231">que não consegue atravessar a matriz circundantes </text:span><text:span text:style-name="T230">(</text:span><text:span text:style-name="T246">Pfei</text:span><text:span text:style-name="T247">f</text:span><text:span text:style-name="T246">er et al.,)</text:span><text:span text:style-name="T230">. </text:span><text:span text:style-name="T228">Com </text:span><text:span text:style-name="T233">o passar do tempo, </text:span><text:span text:style-name="T228">a falta de dispersores </text:span><text:span text:style-name="T233">provoca mudanças evolutivas no tamanho da semente</text:span><text:span text:style-name="T250"> (</text:span><text:span text:style-name="T249">eg. galetti et al., 2013</text:span><text:span text:style-name="T250">).</text:span></text:p>
      <text:p text:style-name="P47"><text:span text:style-name="T183">E</text:span><text:span text:style-name="T184">m áreas tropicais, esses efeitos podem ser mais visíveis. </text:span><text:span text:style-name="T185">Tanto em escalas de paisagem <text:s/>() quanto em escalas locais (), </text:span><text:span text:style-name="T191">é</text:span><text:span text:style-name="T185"> notório as mudanças nos atributos da chuva de sementes </text:span><text:span text:style-name="T186">devido ao</text:span><text:span text:style-name="T185"> efeito dominó </text:span><text:span text:style-name="T186">advindo da</text:span><text:span text:style-name="T185"> fragmentação </text:span><text:span text:style-name="T186">e</text:span><text:span text:style-name="T185"> ruptura da rede de dispersores. </text:span></text:p>
      <text:p text:style-name="P45"/>
      <text:p text:style-name="P46"/>
      <text:p text:style-name="P45"/>
      <text:p text:style-name="P41"><text:line-break/></text:p>
      <text:p text:style-name="P17"/>
      <text:p text:style-name="P11"><text:soft-page-break/><text:span text:style-name="T292">Eixo </text:span><text:span text:style-name="T293">3</text:span></text:p>
      <text:p text:style-name="P2">opções: Floresta semidecídua </text:p>
      <text:p text:style-name="P2">diversidade/biodiversidade (seria focada na diversidade verdadeira)</text:p>
      <text:p text:style-name="P19"/>
      <text:p text:style-name="P20">Artigo Enviado para Revista tal, etc etc </text:p>
      <text:p text:style-name="P20">Introdução</text:p>
      <text:p text:style-name="P39"><text:span text:style-name="T70">Desde o começo do século 21, a preocupação com a fragmentação florestal como driver sobre a biodiversidade do mundo é notória </text:span><text:span text:style-name="T71">e crescente</text:span><text:span text:style-name="T70"> (</text:span><text:span text:style-name="T88">Ritters, </text:span><text:span text:style-name="T93">curtis,</text:span><text:span text:style-name="T88"> </text:span><text:span text:style-name="T89">Ta</text:span><text:span text:style-name="T88">ubert</text:span><text:span text:style-name="T70">), </text:span><text:span text:style-name="T71">com foco principal nas regiões consideradas hotspots de biodiversidade, como as florestas tropicais do globo</text:span><text:span text:style-name="T73"> </text:span><text:span text:style-name="T175">(</text:span><text:span text:style-name="T176">Lewis et al., 2015</text:span><text:span text:style-name="T71">). </text:span><text:span text:style-name="T74">Somado</text:span><text:span text:style-name="T71">, </text:span><text:span text:style-name="T74">o tema vem recebendo grande atenção devido a</text:span><text:span text:style-name="T71"> exten</text:span><text:span text:style-name="T74">s</text:span><text:span text:style-name="T71">a discussão acadêmica sobre os efeitos </text:span><text:span text:style-name="T74">e formas de medi-la (</text:span><text:span text:style-name="T89">Fahrig, Felcthcer e etc</text:span><text:span text:style-name="T74">), dando ao conceito de fragmentação abordagens </text:span><text:span text:style-name="T75">tanto </text:span><text:span text:style-name="T72">e</text:span><text:span text:style-name="T74">m conjunto com a perda de </text:span><text:span text:style-name="T72">h</text:span><text:span text:style-name="T74">abitat </text:span><text:span text:style-name="T75">quanto </text:span><text:span text:style-name="T74">separado dela (“fragmentação per se”). </text:span></text:p>
      <text:p text:style-name="P52"><text:span text:style-name="T61">Acerca dessa discussão, é inegável que independente se “per se” ou não, a fragmentação é res</text:span><text:span text:style-name="T62">p</text:span><text:span text:style-name="T61">onsável por alterar as condições abióticas e bióticas tanto em escala local quanto em paisagem (</text:span><text:span text:style-name="T66">Tabarelli 2008 e laurance 2006</text:span><text:span text:style-name="T61">). Essa alteração prov</text:span><text:span text:style-name="T62">o</text:span><text:span text:style-name="T61">ca maior </text:span><text:span text:style-name="T62">heterogeneidade no habitat</text:span><text:span text:style-name="T61"> </text:span><text:span text:style-name="T62">corroborando para ocupações de diferentes espécies </text:span><text:span text:style-name="T59">devido à mudança no nicho ecológico </text:span><text:span text:style-name="T63">ao mesmo tempo que aumenta a probabilidade de extinção </text:span><text:span text:style-name="T64">por causa d</text:span><text:span text:style-name="T63">as di</text:span><text:span text:style-name="T65">stintas condições impostas aos organismos (</text:span><text:span text:style-name="T68">kadmon et al 2007</text:span><text:span text:style-name="T59">)</text:span><text:span text:style-name="T62">. </text:span><text:span text:style-name="T58">Em relação as comunidades de plantas, </text:span><text:span text:style-name="T56">uma das formas de perceber</text:span><text:span text:style-name="T58"> </text:span><text:span text:style-name="T59">essas alterações, em es</text:span><text:span text:style-name="T58">cala local, </text:span><text:span text:style-name="T56">é </text:span><text:span text:style-name="T58">analisa</text:span><text:span text:style-name="T56">r</text:span><text:span text:style-name="T58"> a diversidade, riqueza </text:span><text:span text:style-name="T59">e</text:span><text:span text:style-name="T58"> composição da chuva de sementes (</text:span><text:span text:style-name="T67">e.g. </text:span><text:span text:style-name="T69">Melo et al., 2006, </text:span><text:span text:style-name="T58">).</text:span></text:p>
      <text:p text:style-name="P49"><text:soft-page-break/><text:span text:style-name="T81">A</text:span><text:span text:style-name="T72"> relação entre </text:span><text:span text:style-name="T78">chuva de seme</text:span><text:span text:style-name="T75">n</text:span><text:span text:style-name="T78">tes</text:span><text:span text:style-name="T72">, fragmentação e heterogeneidade não é </text:span><text:span text:style-name="T81">totalmente </text:span><text:span text:style-name="T72">direta. </text:span><text:span text:style-name="T81">Os frugívoros apresentam papel importante nessa relação, dispersando as espécies de plantas de acordo com sua capacidade de permear a matriz. Essa associação é perceptível quando analisa-se </text:span><text:span text:style-name="T78">os frugíveros de grande </text:span><text:span text:style-name="T82">porte</text:span><text:span text:style-name="T78">, responsáveis por realizar a dispersão de sementes </text:span><text:span text:style-name="T79">grandes, </text:span><text:span text:style-name="T82">e que com a fragmentação e alta heterogeneidade do habitat, ficam mais expostos a caça, por exemplo, ou acabam se isolando em um fragmento por não serem </text:span><text:span text:style-name="T79">permeáveis a matriz</text:span><text:span text:style-name="T82"> – Teoria das Ilhas Biogeográficas</text:span><text:span text:style-name="T79">. </text:span><text:span text:style-name="T82">Com isso, o papel ecológico na dispersão das sementes</text:span><text:span text:style-name="T79"> </text:span><text:span text:style-name="T82">é comprometido e a fauna e flora são prejudicadas </text:span><text:span text:style-name="T79">(</text:span><text:span text:style-name="T91">Pfeifer</text:span><text:span text:style-name="T79">)</text:span><text:span text:style-name="T78">. </text:span><text:span text:style-name="T82">Sabe-se que, c</text:span><text:span text:style-name="T79">om o tempo, </text:span><text:span text:style-name="T82">há o </text:span><text:span text:style-name="T79">surgimento de pressões evolutivas da diminuição do tamanho das sementes</text:span><text:span text:style-name="T78"> (</text:span><text:span text:style-name="T86">G</text:span><text:span text:style-name="T92">alleti et al 2013</text:span><text:span text:style-name="T78">), </text:span><text:span text:style-name="T80">além de transformações na</text:span><text:span text:style-name="T86">s interações da comunidade</text:span><text:span text:style-name="T80"> </text:span><text:span text:style-name="T86">de sementes (Assis bonfim et al., Markanjas et al., )</text:span><text:span text:style-name="T80"> e na diversidade da chuva.</text:span></text:p>
      <text:p text:style-name="P50"><text:span text:style-name="T60">Desse modo</text:span><text:span text:style-name="T55">, </text:span><text:span text:style-name="T60">pode-se entender</text:span><text:span text:style-name="T55"> a chuva de sementes </text:span><text:span text:style-name="T60">como </text:span><text:span text:style-name="T55">um </text:span><text:span text:style-name="T56">processo </text:span><text:span text:style-name="T57">espaçotemporal governado pela dispersão </text:span><text:span text:style-name="T60">e</text:span><text:span text:style-name="T57"> origem de cada semente. </text:span><text:span text:style-name="T60">As</text:span><text:span text:style-name="T197"> sementes </text:span><text:span text:style-name="T203">podem ser</text:span><text:span text:style-name="T197"> dispersa</text:span><text:span text:style-name="T203">das (i.e. </text:span><text:span text:style-name="T197">s</text:span><text:span text:style-name="T203">aída</text:span><text:span text:style-name="T197"> para longe da planta-mãe</text:span><text:span text:style-name="T203">)</text:span><text:span text:style-name="T197"> devido a mecânicos de dispersão ativa ou passiva, </text:span><text:span text:style-name="T203">ou locais (i.e. </text:span><text:span text:style-name="T197">não </text:span><text:span text:style-name="T198">ocorre o </text:span><text:span text:style-name="T197">distanciamento entre elas e a planta-mãe</text:span><text:span text:style-name="T203">)</text:span><text:span text:style-name="T197"> (</text:span><text:span text:style-name="T204">Webb e Peart </text:span><text:span text:style-name="T205">2001</text:span><text:span text:style-name="T197">). </text:span><text:span text:style-name="T199">A diferença na quantidade de sementes dessas classificações informa sobre como a fragmentação e a rede de dispersão atuam dentro da localidade do estudo. </text:span><text:span text:style-name="T203">Em vista disso, estudos como o de </text:span><text:span text:style-name="T198">(</text:span><text:span text:style-name="T206">Esther et al., 2008, </text:span><text:span text:style-name="T207">Maybe Arreola, </text:span><text:span text:style-name="T208">Martinez-ramos,</text:span><text:span text:style-name="T206">)</text:span><text:span text:style-name="T187">, </text:span><text:span text:style-name="T201">mostram que a </text:span><text:span text:style-name="T202">diversidade</text:span><text:span text:style-name="T201"> </text:span><text:span text:style-name="T198">local e a manutenção de atributos ecológicos, </text:span><text:span text:style-name="T200">assim como a regeneração de áreas secundárias e a restauração ecológica,</text:span><text:span text:style-name="T198"> est</text:span><text:span text:style-name="T200">ão</text:span><text:span text:style-name="T198"> relacionada</text:span><text:span text:style-name="T200">s</text:span><text:span text:style-name="T198"> com a quantidade de sementes </text:span><text:span text:style-name="T200">dispersadas</text:span><text:span text:style-name="T187">. </text:span></text:p>
      <text:p text:style-name="P51"><text:span text:style-name="T187">Tendo isso em vista, </text:span><text:span text:style-name="T188">entender a relação entre a dispersão e a origem das sementes é crucial, </text:span><text:span text:style-name="T190">a</text:span><text:span text:style-name="T189">ssim como</text:span><text:span text:style-name="T188">, atribuir </text:span><text:span text:style-name="T192">mais</text:span><text:span text:style-name="T188"> dados desse</text:span><text:span text:style-name="T192">s </text:span><text:span text:style-name="T188">processo</text:span><text:span text:style-name="T192">s em </text:span><text:span text:style-name="T188">projetos de restauração</text:span><text:span text:style-name="T192"> é benéfico e necessário</text:span><text:span text:style-name="T189">. </text:span><text:span text:style-name="T192">Diante disso, esse estudo </text:span><text:span text:style-name="T193">objetiva</text:span><text:span text:style-name="T192"> reanalisar os dados de chuva de sementes de </text:span><text:span text:style-name="T209">Melo et al., (2010)</text:span><text:span text:style-name="T192">, </text:span><text:span text:style-name="T193">questionando</text:span><text:span text:style-name="T192">: i) </text:span><text:span text:style-name="T193">Se existe o mesmo padrão entre os fragmentos e o ano nos três níveis de diversidade, ii) Se a superprodução de sementes </text:span><text:soft-page-break/><text:span text:style-name="T193">interfere significativamente na diversidade dos fragmentos, iii) </text:span><text:span text:style-name="T194">Qual o padrão da a</text:span><text:span text:style-name="T193">cumulação de espécies </text:span><text:span text:style-name="T194">entre os fragmentos.</text:span><text:span text:style-name="T193"> As hipóteses são i) </text:span><text:span text:style-name="T194">Que existe o mesmo padrão para as espécies abundantes e raras quanto ao ano, mas não quanto ao fragmento, ii) </text:span><text:span text:style-name="T195">Há uma relação positiva e significante entre a superprodução e a </text:span><text:span text:style-name="T196">diversidade </text:span><text:span text:style-name="T195">das sementes</text:span><text:span text:style-name="T194">, iii) </text:span><text:span text:style-name="T195">Que o acumulo é mais rápido nos menores fragmentos. </text:span></text:p>
      <text:p text:style-name="P19">Materiais e Método</text:p>
      <text:p text:style-name="P3">Caracterização da área</text:p>
      <text:p text:style-name="P12"><text:span text:style-name="T1">O estudo se concentra no Ejido Palmar (18º 27´N; 88º 35´W), uma área comunal no Estado de Quintana Roo, México </text:span><text:span text:style-name="T97">(</text:span><text:span text:style-name="T98">fig. X</text:span><text:span text:style-name="T97">)</text:span><text:span text:style-name="T1">. A região apresenta um clima subúmido quente com chuvas de verão e variação média de precipitação de 1200 mm a 1500 mm </text:span><text:span text:style-name="T96">(INEGI, 2017-1)</text:span><text:span text:style-name="T1">. Ainda segundo esses autores, o solo se caracteriza como regossolo, mas está susceptível a uma possível generalização. A vegetação da região corresponde a floresta tropical semidecídua com altura de dossel variando de 15 a 20 metros, com mais espécies de árvores do que arbustos e herbáceas em geral</text:span><text:span text:style-name="T96"> (Sánchez e Islebe, 2002).</text:span></text:p>
      <text:p text:style-name="P32"><text:span text:style-name="T8">Por definição, áreas comunais são caracterizadas pelo compartilhamento da terra para produção e sustento da população que ali reside. Em algumas dessas áreas, há um conselho responsável por fiscalizar e conduzir esse processo de exploração da terra de modo sustentável </text:span><text:span text:style-name="T46">(</text:span><text:span text:style-name="T45">Elis, 2017</text:span><text:span text:style-name="T46">)</text:span><text:span text:style-name="T2">, entretanto não temos conhecimento sobre a existência deles na localidade. No Ejido Palmar, a população é menor que 5000 </text:span><text:span text:style-name="T4">habitantes </text:span><text:span text:style-name="T44">(Consulta ao site INEGI- 2)</text:span><text:span text:style-name="T2"> e a principal atividade econômica é ligada ao cultivo de cana-de-açúcar, </text:span><text:span text:style-name="T4">a qual </text:span><text:span text:style-name="T2">corresponde a matriz circundante </text:span><text:span text:style-name="T6">d</text:span><text:span text:style-name="T2">as florestas</text:span><text:span text:style-name="T44"> (Melo, 2010).</text:span><text:span text:style-name="T2"> Como consequência da utilização da terra tanto atualmente quanto historicamente, a área de estudo é um mosaico de fragmentos florestais com o maior </text:span><text:span text:style-name="T9">sendo uma área contínua (~</text:span><text:span text:style-name="T2">5000 hectares</text:span><text:span text:style-name="T9">)</text:span><text:span text:style-name="T2">.</text:span></text:p>
      <text:p text:style-name="P24"><text:soft-page-break/>Dados para Metanálise</text:p>
      <text:p text:style-name="P34"><text:span text:style-name="T2">Utiliz</text:span><text:span text:style-name="T3">ou-se</text:span><text:span text:style-name="T2"> os dados colhidos e analisados por</text:span><text:span text:style-name="T44"> Melo et al., </text:span><text:span text:style-name="T45">(</text:span><text:span text:style-name="T44">2010)</text:span><text:span text:style-name="T2"> sobre a chuva de sementes</text:span><text:span text:style-name="T3">. Optou-se </text:span><text:span text:style-name="T2">por manter a classificação d</text:span><text:span text:style-name="T4">os</text:span><text:span text:style-name="T2"> fragmentos em quatro classes de acordo com o tamanho: Pequeno (&lt; 3 ha), Médio (&lt; 30 ha), Grande (640 ha) e Controle (5000 ha), sendo os dois primeiros correspondendo a amostras de dois fragmentos diferentes e </text:span><text:span text:style-name="T5">os dois</text:span><text:span text:style-name="T2"> últim</text:span><text:span text:style-name="T5">o</text:span><text:span text:style-name="T2">s contendo pseudoréplicas do mesmo fragmento. </text:span><text:span text:style-name="T5">A</text:span><text:span text:style-name="T2">o todo, </text:span><text:span text:style-name="T3">foram amostrados </text:span><text:span text:style-name="T6">seis </text:span><text:span text:style-name="T2">fragmentos </text:span><text:span text:style-name="T6">e oito plots</text:span><text:span text:style-name="T9"> de 20x20 m²</text:span><text:span text:style-name="T7">. O método escolhido para realizar a coleta </text:span><text:span text:style-name="T6">da sementes </text:span><text:span text:style-name="fontstyle01"><text:span text:style-name="T3">em cada plot</text:span></text:span><text:span text:style-name="fontstyle01"><text:span text:style-name="T6">,</text:span></text:span><text:span text:style-name="T6"> </text:span><text:span text:style-name="T7">consist</text:span><text:span text:style-name="T6">iu</text:span><text:span text:style-name="T7"> </text:span><text:span text:style-name="T3">de um acompanhamento quinzenal de </text:span><text:span text:style-name="T7">t</text:span><text:span text:style-name="fontstyle01"><text:span text:style-name="T7">rês armadilhas de malhas 1 m x</text:span></text:span><text:span text:style-name="T7"> </text:span><text:span text:style-name="fontstyle01"><text:span text:style-name="T7">1 m, a cerca de 1,2 m do solo </text:span></text:span><text:span text:style-name="fontstyle01"><text:span text:style-name="T6">(</text:span></text:span><text:span text:style-name="fontstyle01"><text:span text:style-name="T45">Melo et al., 2006).</text:span></text:span></text:p>
      <text:p text:style-name="P33"><text:span text:style-name="fontstyle01"><text:span text:style-name="T2">As sementes coletadas sofreram classificação de acordo com </text:span></text:span><text:span text:style-name="fontstyle01"><text:span text:style-name="T6">a síndrome de</text:span></text:span><text:span text:style-name="fontstyle01"><text:span text:style-name="T2"> dispersão e sua origem. O modo de dispersão foi categorizado a partir da análise do fruto, sendo a semente classificada como </text:span></text:span><text:span text:style-name="fontstyle01"><text:span text:style-name="T3">zoocórica</text:span></text:span><text:span text:style-name="fontstyle01"><text:span text:style-name="T2"> quando apresentava polpa e abiótica quando o fruto exibia qualquer estrutura que sugeria esses meios de dispersão, como asas ou plumas. <text:s/></text:span></text:span><text:span text:style-name="T11">Quanto </text:span><text:span text:style-name="T10">a </text:span><text:span text:style-name="T11">categorização da </text:span><text:span text:style-name="T10">origem, segu</text:span><text:span text:style-name="T12">i</text:span><text:span text:style-name="T11">u-se</text:span><text:span text:style-name="T10"> </text:span><text:span text:style-name="T12">os</text:span><text:span text:style-name="T10"> critérios estabelecidos por </text:span><text:span text:style-name="T47">Weeb e Peart, (2001), </text:span><text:span text:style-name="T182">Martínez-Ramos, <text:s/>et al.,</text:span><text:span text:style-name="T10"> <text:s/></text:span><text:span text:style-name="T11">onde a classificação é realizada </text:span><text:span text:style-name="T10">por meio da comparação entre as espécies de sementes e a composição de espécies adultas das parcelas. Aquelas espécies de sementes que </text:span><text:span text:style-name="T13">apresentam</text:span><text:span text:style-name="T10"> adultos da mesma espécie na parcela foram consideradas locais, enquanto aquelas onde os adultos não estavam presentes na parcela, foram consideras imigrantes. Vale ressaltar, ainda, que esse método é considerado conservador já que uma espécie de indivíduo adulto pode depositar sua sementes em outra parcela com indivíduos diferentes mas da mesma espécie, sendo a semente, portanto, classificada como local sem que ela tenha vindo daquela parcela. </text:span></text:p>
      <text:p text:style-name="P13"><text:soft-page-break/><text:span text:style-name="T265">Por fim, </text:span><text:span text:style-name="T266">excluiu-se </text:span><text:span text:style-name="T265">a variável tamanho das sementes já que ela foi amplamente discutida no artigo </text:span><text:span text:style-name="T287">Melo et al., 2010</text:span><text:span text:style-name="T265">. </text:span><text:span text:style-name="T267">Além disso, como o foco desse trabalho é a chuva de sementes, não foram considerados os dados sobre as espécies e a fauna local.</text:span></text:p>
      <text:p text:style-name="P25">Análise estatística</text:p>
      <text:p text:style-name="P35"><text:span text:style-name="T12">A priori foi realizado uma análise exploratóri</text:span><text:span text:style-name="T14">a</text:span><text:span text:style-name="T12"> dos dados, buscando entender </text:span><text:span text:style-name="T16">o quantitativo </text:span><text:span text:style-name="T12">de sementes </text:span><text:span text:style-name="T16">e espécies </text:span><text:span text:style-name="T14">captadas</text:span><text:span text:style-name="T12">, </text:span><text:span text:style-name="T16">assim como os </text:span><text:span text:style-name="T14">percentua</text:span><text:span text:style-name="T16">is</text:span><text:span text:style-name="T14"> de espécies e abundância de</text:span><text:span text:style-name="T12"> </text:span><text:span text:style-name="T16">sementes de </text:span><text:span text:style-name="T12">cada </text:span><text:span text:style-name="T16">variável independente</text:span><text:span text:style-name="T12">. </text:span><text:span text:style-name="T14">Com o intuito de </text:span><text:span text:style-name="T16">conhecer</text:span><text:span text:style-name="T21"> melhor os dados quan</text:span><text:span text:style-name="T22">t</text:span><text:span text:style-name="T21">o </text:span><text:span text:style-name="T22">as classes de</text:span><text:span text:style-name="T21"> fragment</text:span><text:span text:style-name="T22">os</text:span><text:span text:style-name="T21">, aplicou-se o escalonamento multidimensionar não-métrico (NMDS) com índice de dissimilaridade de Bray-Custis. </text:span><text:span text:style-name="T15">Após isso,</text:span><text:span text:style-name="T14"> a abundância foi usada para gerar as tabelas de comunidade que permitiram encontrar a diversidade em seus três índices </text:span><text:span text:style-name="T19">e foi construído curvas de acumulação da espécie por área amostral (400 m²)</text:span><text:span text:style-name="T14">. </text:span></text:p>
      <text:p text:style-name="P35"><text:span text:style-name="T14">U</text:span><text:span text:style-name="T15">tilizou-se a</text:span><text:span text:style-name="T16">s</text:span><text:span text:style-name="T15"> diversidade</text:span><text:span text:style-name="T16">s</text:span><text:span text:style-name="T15"> como variável resposta nos modelos lineares generalizados </text:span><text:span text:style-name="T17">(GLM’s)</text:span><text:span text:style-name="T15">. Devido à diferença entre </text:span><text:span text:style-name="T17">os dados d</text:span><text:span text:style-name="T15">a diversidade 0 e </text:span><text:span text:style-name="T17">d</text:span><text:span text:style-name="T15">as diversidades 1 e 2, optou-se por utilizar duas famílias de distribuição de probabilidade, sendo Poisson e Gaussian, </text:span><text:span text:style-name="T18">respectivamente</text:span><text:span text:style-name="T15">. Isso se deve ao fato de Poisson não aceita</text:span><text:span text:style-name="T18">r</text:span><text:span text:style-name="T15"> número decimais, </text:span><text:span text:style-name="T18">os quais estão </text:span><text:span text:style-name="T15">presentes </text:span><text:span text:style-name="T17">nas diversidades 1 e 2. Vale salientar </text:span><text:span text:style-name="T16">também, </text:span><text:span text:style-name="T17">que </text:span><text:span text:style-name="T19">escolheu-se</text:span><text:span text:style-name="T17"> por Gaussian </text:span><text:span text:style-name="T20">em vez de</text:span><text:span text:style-name="T17"> Gamma, comumente usada para números decimais, porque os dados apresentavam zeros </text:span><text:span text:style-name="T42">(</text:span><text:span text:style-name="T50">Farias et al., 2016</text:span><text:span text:style-name="T42">)</text:span><text:span text:style-name="T17">.</text:span></text:p>
      <text:p text:style-name="P15"><text:span text:style-name="T263">Optou-se por</text:span><text:span text:style-name="T262"> reduzi</text:span><text:span text:style-name="T263">r </text:span><text:span text:style-name="T262">a comunidade filtrando a sua origem e </text:span><text:span text:style-name="T268">a síndrome de </text:span><text:span text:style-name="T262">dispersão. Desse modo, </text:span><text:span text:style-name="T263">foram obtidas</text:span><text:span text:style-name="T262"> 4 comunidades, caracterizadas por apresentarem sementes: Dispersadas e abióticas, Dispersadas e zoocóricas, </text:span><text:span text:style-name="T268">Locais</text:span><text:span text:style-name="T262"> e abióticas, </text:span><text:span text:style-name="T268">Locais</text:span><text:span text:style-name="T262"> e zoocóricas. Foi realizado um GLM para cada comunidade, contendo três possíveis variáveis respostas e somente o </text:span><text:span text:style-name="T268">tamanho do f</text:span><text:span text:style-name="T262">ragmento e o </text:span><text:span text:style-name="T268">a</text:span><text:span text:style-name="T262">no como vari</text:span><text:span text:style-name="T263">á</text:span><text:span text:style-name="T262">veis </text:span><text:soft-page-break/><text:span text:style-name="T262">independentes. </text:span><text:span text:style-name="T269">Todas as etapas descritas anteriormente foram realizadas no software R, 4.0.2, por meio de pacotes como “Entropart”, “BiodiversityR”, “Performance”, entre outros (Consulte nossa análise no link).</text:span></text:p>
      <text:p text:style-name="P22"/>
      <text:p text:style-name="P27">Resultados </text:p>
      <text:p text:style-name="P23">Descrição da comunidade</text:p>
      <text:p text:style-name="P14"><text:span text:style-name="T261">Ao todo, foram calculadas 43 espécies de árvores e 16502 sementes, sendo aproximadamente 80</text:span><text:span text:style-name="T270">% da abundância </text:span><text:span text:style-name="T261">correspondente ao ano de 2006 (N </text:span><text:span text:style-name="T264">de espécies </text:span><text:span text:style-name="T261">= 41). Neste ano, 78,05% das espécies coletadas foram </text:span><text:span text:style-name="T269">consideradas zoocóricas</text:span><text:span text:style-name="T261"> e 21,95% abióticas, mantendo, em média, as mesmas percentagens para o ano seguinte. </text:span><text:span text:style-name="T270">Todavia, na abundância, observa-se a quebra desse padrão apenas no primeiro ano do experimento, onde há um maior número de sementes abióticas em relação as zoocóricas (</text:span><text:span text:style-name="T288">Fig. X</text:span><text:span text:style-name="T270">). </text:span><text:span text:style-name="T271">Quanto a origem</text:span><text:span text:style-name="T261">, o quantitativo de sementes </text:span><text:span text:style-name="T272">locais</text:span><text:span text:style-name="T261"> foi </text:span><text:span text:style-name="T264">mais elevado</text:span><text:span text:style-name="T261"> </text:span><text:span text:style-name="T272">quando comparado as</text:span><text:span text:style-name="T261"> sementes </text:span><text:span text:style-name="T272">dispersadas</text:span><text:span text:style-name="T261"> </text:span><text:span text:style-name="T271">n</text:span><text:span text:style-name="T273">ão</text:span><text:span text:style-name="T271"> só de modo geral, mas em todos os </text:span><text:span text:style-name="T273">tamanhos de</text:span><text:span text:style-name="T271"> fragmentos e </text:span><text:span text:style-name="T273">nos dois anos de experimento (</text:span><text:span text:style-name="T288">Fig. X, Fig. X, Fig. X)</text:span><text:span text:style-name="T273">)</text:span><text:span text:style-name="T261">. </text:span><text:span text:style-name="T274">Por último</text:span><text:span text:style-name="T261">, </text:span><text:span text:style-name="T264">existem mais</text:span><text:span text:style-name="T261"> espécies </text:span><text:span text:style-name="T264">nos fragmentos de </text:span><text:span text:style-name="T261">tamanho médio, </text:span><text:span text:style-name="T275">seguido pelo </text:span><text:span text:style-name="T276">tamanho grande, controle</text:span><text:span text:style-name="T275"> </text:span><text:span text:style-name="T277">e</text:span><text:span text:style-name="T275"> </text:span><text:span text:style-name="T273">pequeno</text:span><text:span text:style-name="T275">, </text:span><text:span text:style-name="T273">e esse</text:span><text:span text:style-name="T276"> mesmo </text:span><text:span text:style-name="T261">padrão foi encontrado quanto ao número de sementes, tendo médio como o tamanho de fragmento com mais semente</text:span><text:span text:style-name="T276">s</text:span><text:span text:style-name="T261"> (N=7505). </text:span></text:p>
      <text:p text:style-name="P36"><text:span text:style-name="T23">É,</text:span><text:span text:style-name="T24"> ainda,</text:span><text:span text:style-name="T25"> </text:span><text:span text:style-name="T26">interessante notar a </text:span><text:span text:style-name="T27">distribuição </text:span><text:span text:style-name="T26">da abundância </text:span><text:span text:style-name="T25">dentre as síndromes de dispersão, a origem e os fragmentos. Existe, em média, uma abundância igual de zoocóricas e abióticas nas sementes dispersadas, enquanto </text:span><text:span text:style-name="T24">as </text:span><text:span text:style-name="T25">locais </text:span><text:span text:style-name="T24">apresentam</text:span><text:span text:style-name="T25"> maior </text:span><text:span text:style-name="T28">média </text:span><text:span text:style-name="T25">para a síndrome zoocórica (</text:span><text:span text:style-name="T51">Fig. X</text:span><text:span text:style-name="T25">). Para os fragmentos, a distribuição de sementes zoocóricas é </text:span><text:span text:style-name="T24">proporcional ao tamanho, com os fragmentos controle e grande possuindo uma maior quantidade (</text:span><text:span text:style-name="T51">Fig. X</text:span><text:span text:style-name="T24">).</text:span></text:p>
      <text:p text:style-name="P38"><text:soft-page-break/><text:span text:style-name="T10">A analisa exploratória da comunidade </text:span><text:span text:style-name="T31">pelo NMDS </text:span><text:span text:style-name="T32">não </text:span><text:span text:style-name="T31">apresentou agrupa</text:span><text:span text:style-name="T32">mentos da</text:span><text:span text:style-name="T31">s sementes </text:span><text:span text:style-name="T32">em relação aos fragmentos (</text:span><text:span text:style-name="T54">Fig. X</text:span><text:span text:style-name="T32">), </text:span><text:span text:style-name="T28">além de apresentar</text:span><text:span text:style-name="T33"> stress </text:span><text:span text:style-name="T28">acima de 0,2 (</text:span><text:span text:style-name="T34">STRESS</text:span><text:span text:style-name="T28">=</text:span><text:span text:style-name="T33"> 0,2693</text:span><text:span text:style-name="T28">)</text:span><text:span text:style-name="T33"> </text:span><text:span text:style-name="T48">(</text:span><text:span text:style-name="T49">Kruskal, 1964)</text:span><text:span text:style-name="T33">. </text:span><text:span text:style-name="T35">Os índices de diversidade apresentaram diferentes padrões em relação ao tamanho dos fragmentos </text:span><text:span text:style-name="T36">(</text:span><text:span text:style-name="T53">Fig. X</text:span><text:span text:style-name="T36">), com maior diversidade de espécies raras (Q=1) e dominantes (Q=2) no </text:span><text:span text:style-name="T37">controle e nos menores fragmentos. Entretanto, </text:span><text:span text:style-name="T38">a </text:span><text:span text:style-name="T37">análise desses índices acrescentando o ano </text:span><text:span text:style-name="T38">demonstrou que esse crescimento da diversidade para </text:span><text:span text:style-name="T39">os menores tamanhos</text:span><text:span text:style-name="T38"> está condicionado ao ano de 2006, onde existe uma </text:span><text:span text:style-name="T40">super</text:span><text:span text:style-name="T38">produção de sementes. No ano com produção de sementes </text:span><text:span text:style-name="T41">considerada normal, há uma diminuição gradativa da diversidade de acordo com a diminuição do tamanho do fragmento, isso tanto para as espécies raras quanto para as dominantes. Por fim, é interessante salientar que existe menos diversidade entre as dominantes do que as raras no nosso experimento, independente do tamanho do fragmento.</text:span></text:p>
      <text:p text:style-name="P16"><text:span text:style-name="T281">A </text:span><text:span text:style-name="T280">partir dos modelos lineares generalizados, </text:span><text:span text:style-name="T279">se pode </text:span><text:span text:style-name="T280">observar como a fragmentação </text:span><text:span text:style-name="T282">e a reprodução supranual de sementes </text:span><text:span text:style-name="T280">interfere especificamente em cada uma das possíveis combinações de origem e </text:span><text:span text:style-name="T278">síndrome </text:span><text:span text:style-name="T280">de dispersão das sementes. Os resultados apresentaram que</text:span><text:span text:style-name="T282"> para a riqueza (Q=0), a fragmentação e a reprodução supraanual de sementes não </text:span><text:span text:style-name="T277">exibiram</text:span><text:span text:style-name="T282"> nenhum efeito significativo </text:span><text:span text:style-name="T283">(</text:span><text:span text:style-name="T289">Tabela X</text:span><text:span text:style-name="T283">)</text:span><text:span text:style-name="T282">. Para a diversidade sensível as espécies raras encontrou-se </text:span><text:span text:style-name="T284">um efeito significativo da fragmentação e da reprodução supraanual somente para as sementes dispersadas, </text:span><text:span text:style-name="T285">e esse mesmo padrão foi verificado para a diversidade sensível a espécies dominantes (</text:span><text:span text:style-name="T290">Tabela. X </text:span><text:span text:style-name="T291">e X</text:span><text:span text:style-name="T285">). A fragmentação nas sementes dispersadas abióticas teve um efeito positivo na diversidade para os fragmentos pequeno e médio, tanto em relação a espécies raras quanto com as espécies abundantes. Já para as dispersadas zoocóricas </text:span><text:span text:style-name="T286">existe uma diferença entre as sementes raras e abundantes. Nas raras</text:span><text:span text:style-name="T285">, </text:span><text:span text:style-name="T286">pode-se</text:span><text:span text:style-name="T285"> observar um efeito positivo da </text:span><text:soft-page-break/><text:span text:style-name="T285">fragmentação n</text:span><text:span text:style-name="T286">a diversidade do</text:span><text:span text:style-name="T285"> tamanho médio do fragmento </text:span><text:span text:style-name="T286">e, este efeito, se torna negativo no mesmo fragmento para o ano de 2007. Entretanto, para a diversidade sensível as espécies abundantes, a fragmentação não foi significativa e somente o ano teve um papel significativo como variável preditora, sendo relacionado negativamente com a diversidade.</text:span></text:p>
      <text:p text:style-name="P37"><text:span text:style-name="T29">A</text:span><text:span text:style-name="T23">lém disso, a curva de acumulação de espécies feita contabilizando tanto do maior fragmento para o menor quanto o inverso, resultou em </text:span><text:span text:style-name="T30">um acumulo maior de espécies nos menores fragmentos até os 1600 m²(</text:span><text:span text:style-name="T52">Fig X</text:span><text:span text:style-name="T30">). Esse padrão </text:span><text:span text:style-name="T43">não foi modificado quanto aos anos do experimento, indicando que mesmo em anos de superprodução a diversidade beta se mantém. </text:span></text:p>
      <text:p text:style-name="P26">Discussão</text:p>
      <text:p text:style-name="P21"/>
      <text:p text:style-name="P21"/>
      <text:p text:style-name="P21"/>
      <text:p text:style-name="P31"><text:span text:style-name="T2">1 </text:span><text:a xlink:type="simple" xlink:href="https://www.datatur.sectur.gob.mx/ITxEF_Docs/QROO_ANUARIO_PDF.pdf" text:style-name="Internet_20_link" text:visited-style-name="Visited_20_Internet_20_Link"><text:span text:style-name="Internet_20_link"><text:span text:style-name="T2">https://www.datatur.sectur.gob.mx/ITxEF_Docs/QROO_ANUARIO_PDF.pdf</text:span></text:span></text:a></text:p>
      <text:p text:style-name="P31"><text:span text:style-name="T2">2 </text:span><text:a xlink:type="simple" xlink:href="https://www.inegi.org.mx/app/mapa/espacioydatos/default.aspx?ag=230040067" text:style-name="Internet_20_link" text:visited-style-name="Visited_20_Internet_20_Link"><text:span text:style-name="Internet_20_link"><text:span text:style-name="T2">https://www.inegi.org.mx/app/mapa/espacioydatos/default.aspx?ag=230040067</text:span></text:span></text:a></text:p>
      <text:p text:style-name="P4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pt" style:country-asian="BR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fontstyle01" style:family="text" style:parent-style-name="Default_20_Paragraph_20_Font">
      <style:text-properties fo:color="#000000" loext:opacity="100%" style:font-name="Arial" fo:font-family="Arial" style:font-family-generic="roman" style:font-pitch="variable" fo:font-size="11pt" fo:font-style="normal" fo:font-weight="normal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Pré-formatação_20_HTML_20_Char" style:display-name="Pré-formatação HTML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pt" style:country-asian="BR" style:font-name-complex="Courier New1" style:font-family-complex="'Courier New'" style:font-family-generic-complex="system" style:font-pitch-complex="variable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enise</meta:initial-creator>
    <meta:editing-cycles>32</meta:editing-cycles>
    <meta:creation-date>2020-09-16T21:36:00</meta:creation-date>
    <dc:date>2021-02-08T15:01:48.797000000</dc:date>
    <meta:editing-duration>PT16H8M22S</meta:editing-duration>
    <meta:generator>LibreOffice/7.0.1.2$Windows_X86_64 LibreOffice_project/7cbcfc562f6eb6708b5ff7d7397325de9e764452</meta:generator>
    <meta:document-statistic meta:table-count="0" meta:image-count="0" meta:object-count="0" meta:page-count="13" meta:paragraph-count="56" meta:word-count="3289" meta:character-count="21348" meta:non-whitespace-character-count="1810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